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e800"/>
    </style:style>
    <style:style style:name="P2" style:family="paragraph" style:parent-style-name="Standard">
      <style:text-properties officeooo:paragraph-rsid="000750f7"/>
    </style:style>
    <style:style style:name="P3" style:family="paragraph" style:parent-style-name="Standard">
      <style:text-properties fo:color="#000000" style:font-name="Consolas" fo:font-size="10pt" style:font-size-asian="10pt"/>
    </style:style>
    <style:style style:name="P4" style:family="paragraph" style:parent-style-name="Standard">
      <style:text-properties fo:color="#000000" style:font-name="Consolas" fo:font-size="10pt" officeooo:rsid="0006e800" officeooo:paragraph-rsid="0006e800" style:font-size-asian="10pt"/>
    </style:style>
    <style:style style:name="P5" style:family="paragraph" style:parent-style-name="Standard">
      <style:text-properties fo:color="#000000" style:font-name="Consolas" fo:font-size="10pt" officeooo:rsid="000750f7" officeooo:paragraph-rsid="000750f7" style:font-size-asian="10pt"/>
    </style:style>
    <style:style style:name="P6" style:family="paragraph" style:parent-style-name="Standard">
      <style:text-properties fo:color="#000000" style:font-name="Consolas" fo:font-size="10pt" officeooo:rsid="00177c95" officeooo:paragraph-rsid="00177c95" style:font-size-asian="10pt"/>
    </style:style>
    <style:style style:name="P7" style:family="paragraph" style:parent-style-name="Standard">
      <style:text-properties fo:color="#000000" style:font-name="Consolas" fo:font-size="10pt" officeooo:rsid="00196074" officeooo:paragraph-rsid="00196074" style:font-size-asian="10pt"/>
    </style:style>
    <style:style style:name="P8" style:family="paragraph" style:parent-style-name="Standard">
      <style:text-properties fo:color="#000000" style:font-name="Consolas" fo:font-size="10pt" officeooo:rsid="00220ac7" officeooo:paragraph-rsid="0024002d" style:font-size-asian="10pt"/>
    </style:style>
    <style:style style:name="P9" style:family="paragraph" style:parent-style-name="Standard">
      <style:text-properties fo:color="#000000" style:font-name="Consolas" fo:font-size="10pt" officeooo:rsid="00254700" officeooo:paragraph-rsid="00254700" style:font-size-asian="10pt"/>
    </style:style>
    <style:style style:name="P10" style:family="paragraph" style:parent-style-name="Standard">
      <style:text-properties fo:color="#000000" style:font-name="Consolas" fo:font-size="10pt" officeooo:rsid="002dc05c" officeooo:paragraph-rsid="002dc05c" style:font-size-asian="10pt"/>
    </style:style>
    <style:style style:name="P11" style:family="paragraph" style:parent-style-name="Standard">
      <style:text-properties fo:color="#000000" style:font-name="Consolas" fo:font-size="10pt" officeooo:rsid="00196074" officeooo:paragraph-rsid="00196074" style:font-size-asian="10pt" style:font-size-complex="10pt"/>
    </style:style>
    <style:style style:name="P12" style:family="paragraph" style:parent-style-name="Standard">
      <style:text-properties fo:color="#000000" style:font-name="Consolas" fo:font-size="10pt" officeooo:rsid="0032058b" officeooo:paragraph-rsid="0032058b" style:font-size-asian="10pt"/>
    </style:style>
    <style:style style:name="P13" style:family="paragraph" style:parent-style-name="Standard">
      <style:text-properties fo:color="#000000" style:font-name="Consolas" fo:font-size="10pt" officeooo:rsid="0032d498" officeooo:paragraph-rsid="0032d498" style:font-size-asian="10pt"/>
    </style:style>
    <style:style style:name="P14" style:family="paragraph" style:parent-style-name="Standard">
      <style:text-properties fo:color="#000000" style:font-name="Consolas" fo:font-size="10pt" officeooo:rsid="00341f61" officeooo:paragraph-rsid="00341f61" style:font-size-asian="10pt"/>
    </style:style>
    <style:style style:name="P15" style:family="paragraph" style:parent-style-name="Standard">
      <style:text-properties fo:color="#000000" style:font-name="Consolas" fo:font-size="10pt" officeooo:rsid="00354d32" officeooo:paragraph-rsid="00354d32" style:font-size-asian="10pt"/>
    </style:style>
    <style:style style:name="P16" style:family="paragraph" style:parent-style-name="Standard">
      <style:text-properties fo:color="#000000" style:font-name="Consolas" fo:font-size="10pt" officeooo:rsid="003735dd" officeooo:paragraph-rsid="003735dd" style:font-size-asian="10pt"/>
    </style:style>
    <style:style style:name="P17" style:family="paragraph" style:parent-style-name="Standard">
      <style:text-properties fo:color="#3f7f5f" style:font-name="Consolas" fo:font-size="10pt" officeooo:rsid="00254700" officeooo:paragraph-rsid="00254700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56ac3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417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2038" officeooo:paragraph-rsid="000e2038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2d20d" officeooo:paragraph-rsid="0012d20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2d20d" officeooo:paragraph-rsid="001c417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Consolas" fo:font-size="10pt" fo:font-weight="bold" officeooo:rsid="00056ac3" officeooo:paragraph-rsid="00056ac3" style:font-size-asian="10pt" style:font-weight-asian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bbb79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2d20d" officeooo:paragraph-rsid="0012d20d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20ac7" officeooo:paragraph-rsid="0024002d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2038" officeooo:paragraph-rsid="000e2038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72e5" officeooo:paragraph-rsid="001a72e5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8d9f" officeooo:paragraph-rsid="001d8d9f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c74f9" officeooo:paragraph-rsid="002c74f9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officeooo:rsid="000750f7" officeooo:paragraph-rsid="000e2038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2c74f9" officeooo:paragraph-rsid="002c74f9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paragraph-rsid="000750f7" style:font-size-asian="10pt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54700" officeooo:paragraph-rsid="00254700" style:font-size-asian="10pt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32058b" officeooo:paragraph-rsid="0032058b" style:font-size-asian="10pt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32d498" officeooo:paragraph-rsid="0032d498" style:font-size-asian="10pt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341f61" officeooo:paragraph-rsid="00341f61" style:font-size-asian="10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354d32" officeooo:paragraph-rsid="00354d32" style:font-size-asian="10pt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77c95" officeooo:paragraph-rsid="00177c95" style:font-size-asian="10pt"/>
    </style:style>
    <style:style style:name="P50" style:family="paragraph" style:parent-style-name="Standard">
      <style:text-properties fo:color="#000000" style:font-name="Consolas" fo:font-size="10pt" officeooo:rsid="00220ac7" officeooo:paragraph-rsid="0024002d" style:font-size-asian="10pt"/>
    </style:style>
    <style:style style:name="P51" style:family="paragraph" style:parent-style-name="Standard">
      <style:text-properties fo:color="#000000" style:font-name="Consolas" fo:font-size="10pt" officeooo:rsid="00304032" officeooo:paragraph-rsid="00304032" style:font-size-asian="10pt" style:font-size-complex="10pt"/>
    </style:style>
    <style:style style:name="P52" style:family="paragraph" style:parent-style-name="Standard">
      <style:text-properties fo:color="#000000" style:font-name="Consolas" fo:font-size="10pt" officeooo:rsid="0032d498" officeooo:paragraph-rsid="0032d498" style:font-size-asian="10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5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20ac7" officeooo:paragraph-rsid="0024002d" style:font-size-asian="10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 style:font-size-complex="10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c74f9" officeooo:paragraph-rsid="0024002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8d9f" officeooo:paragraph-rsid="001d8d9f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 style:font-size-complex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0750f7" style:font-size-asian="10pt" style:font-weight-asian="bold"/>
    </style:style>
    <style:style style:name="T3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4" style:family="text">
      <style:text-properties fo:color="#7f0055" style:font-name="Consolas" fo:font-weight="bold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Consolas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officeooo:rsid="0006e800" style:font-size-asian="10pt"/>
    </style:style>
    <style:style style:name="T9" style:family="text">
      <style:text-properties fo:color="#000000" style:font-name="Consolas" fo:font-size="10pt" officeooo:rsid="000750f7" style:font-size-asian="10pt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fo:background-color="#d4d4d4" loext:char-shading-value="0" style:font-size-asian="10pt"/>
    </style:style>
    <style:style style:name="T1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Consolas" fo:font-size="10pt" fo:font-style="italic" style:font-size-asian="10pt" style:font-style-asian="italic"/>
    </style:style>
    <style:style style:name="T14" style:family="text">
      <style:text-properties fo:color="#6a3e3e" style:font-name="Consolas"/>
    </style:style>
    <style:style style:name="T15" style:family="text">
      <style:text-properties fo:color="#6a3e3e" style:font-name="Consolas" fo:font-size="10pt" style:font-size-asian="10pt"/>
    </style:style>
    <style:style style:name="T16" style:family="text">
      <style:text-properties fo:color="#6a3e3e" style:font-name="Consolas" fo:font-size="10pt" officeooo:rsid="00112aa8" style:font-size-asian="10pt"/>
    </style:style>
    <style:style style:name="T17" style:family="text">
      <style:text-properties fo:color="#6a3e3e" style:font-name="Consolas" fo:font-size="10pt" fo:background-color="#f0d8a8" loext:char-shading-value="0" style:font-size-asian="10pt"/>
    </style:style>
    <style:style style:name="T18" style:family="text">
      <style:text-properties fo:color="#6a3e3e" style:font-name="Consolas" fo:font-size="10pt" fo:background-color="#d4d4d4" loext:char-shading-value="0" style:font-size-asian="10pt"/>
    </style:style>
    <style:style style:name="T19" style:family="text">
      <style:text-properties fo:color="#6a3e3e" style:font-name="Consolas" fo:background-color="#f0d8a8" loext:char-shading-value="0"/>
    </style:style>
    <style:style style:name="T20" style:family="text">
      <style:text-properties fo:color="#6a3e3e" style:font-name="Consolas" fo:background-color="#d4d4d4" loext:char-shading-value="0"/>
    </style:style>
    <style:style style:name="T21" style:family="text">
      <style:text-properties fo:color="#3f7f5f"/>
    </style:style>
    <style:style style:name="T22" style:family="text">
      <style:text-properties fo:color="#3f7f5f" style:font-name="Consolas" fo:font-size="10pt" style:font-size-asian="10pt"/>
    </style:style>
    <style:style style:name="T23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fo:color="#0000c0" style:font-name="Consolas" fo:font-size="10pt" style:font-size-asian="10pt"/>
    </style:style>
    <style:style style:name="T2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7" style:family="text">
      <style:text-properties fo:color="#2a00ff" style:font-name="Consolas" fo:font-size="10pt" style:font-size-asian="10pt"/>
    </style:style>
    <style:style style:name="T28" style:family="text">
      <style:text-properties fo:color="#2a00ff" style:font-name="Consolas" fo:font-size="10pt" style:font-size-asian="10pt"/>
    </style:style>
    <style:style style:name="T29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30" style:family="text">
      <style:text-properties officeooo:rsid="001c417d"/>
    </style:style>
    <style:style style:name="T3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1.</text:p>
      <text:p text:style-name="P19"><text:span text:style-name="T1">import</text:span><text:span text:style-name="T7"> </text:span><text:span text:style-name="T12">java.util</text:span><text:span text:style-name="T7">.*;</text:span></text:p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retrieveMaxFromOddIndex(</text:span><text:span text:style-name="T1">int</text:span><text:span text:style-name="T7">[] </text:span><text:span text:style-name="T15">a</text:span><text:span text:style-name="T7">) {</text:span></text:p>
      <text:p text:style-name="P18"><text:span text:style-name="T7"><text:tab/><text:tab/></text:span><text:span text:style-name="T22">/*</text:span></text:p>
      <text:p text:style-name="P27"><text:tab/><text:tab/> * Retrieve the max from array which is in a odd-index</text:p>
      <text:p text:style-name="P27"><text:tab/><text:tab/> */</text:p>
      <text:p text:style-name="P18"><text:span text:style-name="T7"><text:tab/><text:tab/></text:span><text:span text:style-name="T1">int</text:span><text:span text:style-name="T7"> </text:span><text:span text:style-name="T16">max</text:span><text:span text:style-name="T7"> = 0;</text:span></text:p>
      <text:p text:style-name="P18"><text:span text:style-name="T7"><text:tab/><text:tab/></text:span><text:span text:style-name="T1">for</text:span><text:span text:style-name="T7"> (</text:span><text:span text:style-name="T1">int</text:span><text:span text:style-name="T7"> </text:span><text:span text:style-name="T15">i</text:span><text:span text:style-name="T7"> = 1; </text:span><text:span text:style-name="T15">i</text:span><text:span text:style-name="T7"> &lt; </text:span><text:span text:style-name="T15">a</text:span><text:span text:style-name="T7">.</text:span><text:span text:style-name="T25">length</text:span><text:span text:style-name="T7">; </text:span><text:span text:style-name="T15">i</text:span><text:span text:style-name="T7">+=2) </text:span></text:p>
      <text:p text:style-name="P18"><text:span text:style-name="T7"><text:s text:c="12"/></text:span><text:span text:style-name="T1">if</text:span><text:span text:style-name="T7"> (</text:span><text:span text:style-name="T15">a</text:span><text:span text:style-name="T7">[</text:span><text:span text:style-name="T15">i</text:span><text:span text:style-name="T7">] &gt; 0) </text:span></text:p>
      <text:p text:style-name="P18"><text:span text:style-name="T7"><text:s text:c="12"/><text:tab/></text:span><text:span text:style-name="T16">max</text:span><text:span text:style-name="T7"> = </text:span><text:span text:style-name="T15">a</text:span><text:span text:style-name="T7">[</text:span><text:span text:style-name="T15">i</text:span><text:span text:style-name="T7">]; </text:span></text:p>
      <text:p text:style-name="P18"><text:span text:style-name="T7"><text:s text:c="7"/><text:tab/><text:tab/></text:span><text:span text:style-name="T1">return</text:span><text:span text:style-name="T7"> </text:span><text:span text:style-name="T16">max</text:span><text:span text:style-name="T7">;</text:span></text:p>
      <text:p text:style-name="P29">}</text:p>
      <text:p text:style-name="P3">}</text:p>
      <text:p text:style-name="P3">--------------------------------------------------------------------------</text:p>
      <text:p text:style-name="P3"/>
      <text:p text:style-name="P1"><text:span text:style-name="T8">2.</text:span><text:span text:style-name="T1">import</text:span><text:span text:style-name="T7"> </text:span><text:span text:style-name="T12">java.util.ArrayList</text:span><text:span text:style-name="T7">;</text:span></text:p>
      <text:p text:style-name="P18"><text:span text:style-name="T1">import</text:span><text:span text:style-name="T7"> </text:span><text:span text:style-name="T12">java.util.List</text:span><text:span text:style-name="T7">;</text:span></text:p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thirteenLapse(</text:span><text:span text:style-name="T1">int</text:span><text:span text:style-name="T7"> </text:span><text:span text:style-name="T15">ip1</text:span><text:span text:style-name="T7">, </text:span><text:span text:style-name="T1">int</text:span><text:span text:style-name="T7"> </text:span><text:span text:style-name="T15">ip2</text:span><text:span text:style-name="T7">, </text:span><text:span text:style-name="T1">int</text:span><text:span text:style-name="T7"> </text:span><text:span text:style-name="T15">ip3</text:span><text:span text:style-name="T7">) {</text:span></text:p>
      <text:p text:style-name="P29"><text:tab/><text:tab/></text:p>
      <text:p text:style-name="P18"><text:span text:style-name="T7"><text:tab/></text:span><text:span text:style-name="T22">/*<text:tab/>input1=1 ,input2=2 ,input3=3 --- output=6;</text:span></text:p>
      <text:p text:style-name="P27"><text:tab/> <text:s text:c="3"/>input1=1 ,input2=13,input3=3 --- output=1;</text:p>
      <text:p text:style-name="P27"><text:tab/> <text:s text:c="3"/>input1=13,input2=2 ,input3=8 --- output=8;</text:p>
      <text:p text:style-name="P27"><text:tab/> <text:s text:c="3"/><text:tab/> <text:s text:c="3"/>If value equal to 13,escape the value '13', as well as the next value to 13.</text:p>
      <text:p text:style-name="P27"><text:tab/> <text:s text:c="3"/>sum the remaining values*/</text:p>
      <text:p text:style-name="P18"><text:span text:style-name="T7"><text:tab/><text:tab/></text:span><text:span text:style-name="T1">if</text:span><text:span text:style-name="T7">(</text:span><text:span text:style-name="T15">ip1</text:span><text:span text:style-name="T7">!=13 &amp;&amp; </text:span><text:span text:style-name="T15">ip2</text:span><text:span text:style-name="T7"> !=13 &amp;&amp; </text:span><text:span text:style-name="T15">ip3</text:span><text:span text:style-name="T7"> != 13)</text:span></text:p>
      <text:p text:style-name="P18"><text:span text:style-name="T7"><text:tab/><text:tab/><text:tab/></text:span><text:span text:style-name="T1">return</text:span><text:span text:style-name="T7"> </text:span><text:span text:style-name="T15">ip1</text:span><text:span text:style-name="T7"> + </text:span><text:span text:style-name="T15">ip2</text:span><text:span text:style-name="T7"> + </text:span><text:span text:style-name="T15">ip3</text:span><text:span text:style-name="T7">;</text:span></text:p>
      <text:p text:style-name="P18"><text:span text:style-name="T7"><text:tab/><text:tab/></text:span><text:span text:style-name="T1">else</text:span><text:span text:style-name="T7"> </text:span><text:span text:style-name="T1">if</text:span><text:span text:style-name="T7">(</text:span><text:span text:style-name="T15">ip1</text:span><text:span text:style-name="T7">==13 &amp;&amp; </text:span><text:span text:style-name="T15">ip2</text:span><text:span text:style-name="T7"> !=13 &amp;&amp; </text:span><text:span text:style-name="T15">ip3</text:span><text:span text:style-name="T7"> != 13)</text:span></text:p>
      <text:p text:style-name="P18"><text:span text:style-name="T7"><text:tab/><text:tab/><text:tab/></text:span><text:span text:style-name="T1">return</text:span><text:span text:style-name="T7"> </text:span><text:span text:style-name="T15">ip3</text:span><text:span text:style-name="T7">;</text:span></text:p>
      <text:p text:style-name="P18"><text:span text:style-name="T7"><text:tab/><text:tab/></text:span><text:span text:style-name="T1">else</text:span><text:span text:style-name="T7"> </text:span><text:span text:style-name="T1">if</text:span><text:span text:style-name="T7">(</text:span><text:span text:style-name="T15">ip1</text:span><text:span text:style-name="T7">!=13 &amp;&amp; </text:span><text:span text:style-name="T15">ip2</text:span><text:span text:style-name="T7"> ==13 &amp;&amp; </text:span><text:span text:style-name="T15">ip3</text:span><text:span text:style-name="T7"> != 13)</text:span></text:p>
      <text:p text:style-name="P18"><text:span text:style-name="T7"><text:tab/><text:tab/><text:tab/></text:span><text:span text:style-name="T1">return</text:span><text:span text:style-name="T7"> </text:span><text:span text:style-name="T15">ip1</text:span><text:span text:style-name="T7">;</text:span></text:p>
      <text:p text:style-name="P18"><text:span text:style-name="T7"><text:tab/><text:tab/></text:span><text:span text:style-name="T1">else</text:span><text:span text:style-name="T7"> </text:span><text:span text:style-name="T1">if</text:span><text:span text:style-name="T7">(</text:span><text:span text:style-name="T15">ip1</text:span><text:span text:style-name="T7">==13 &amp;&amp; </text:span><text:span text:style-name="T15">ip2</text:span><text:span text:style-name="T7"> ==13 &amp;&amp; </text:span><text:span text:style-name="T15">ip3</text:span><text:span text:style-name="T7"> != 13)</text:span></text:p>
      <text:p text:style-name="P18"><text:span text:style-name="T7"><text:tab/><text:tab/><text:tab/></text:span><text:span text:style-name="T1">return</text:span><text:span text:style-name="T7"> </text:span><text:span text:style-name="T15">ip3</text:span><text:span text:style-name="T7">;</text:span></text:p>
      <text:p text:style-name="P18"><text:span text:style-name="T7"><text:tab/><text:tab/></text:span><text:span text:style-name="T1">else</text:span><text:span text:style-name="T7"> </text:span><text:span text:style-name="T1">if</text:span><text:span text:style-name="T7">(</text:span><text:span text:style-name="T15">ip1</text:span><text:span text:style-name="T7">!=13 &amp;&amp; </text:span><text:span text:style-name="T15">ip2</text:span><text:span text:style-name="T7"> !=13 &amp;&amp; </text:span><text:span text:style-name="T15">ip3</text:span><text:span text:style-name="T7"> == 13)</text:span></text:p>
      <text:p text:style-name="P18"><text:span text:style-name="T7"><text:tab/><text:tab/><text:tab/></text:span><text:span text:style-name="T1">return</text:span><text:span text:style-name="T7"> </text:span><text:span text:style-name="T15">ip1</text:span><text:span text:style-name="T7"> + </text:span><text:span text:style-name="T15">ip2</text:span><text:span text:style-name="T7">;</text:span></text:p>
      <text:p text:style-name="P18"><text:span text:style-name="T7"><text:tab/><text:tab/></text:span><text:span text:style-name="T1">else</text:span><text:span text:style-name="T7"> </text:span><text:span text:style-name="T1">if</text:span><text:span text:style-name="T7">(</text:span><text:span text:style-name="T15">ip1</text:span><text:span text:style-name="T7">==13 &amp;&amp; </text:span><text:span text:style-name="T15">ip2</text:span><text:span text:style-name="T7"> !=13 &amp;&amp; </text:span><text:span text:style-name="T15">ip3</text:span><text:span text:style-name="T7"> == 13)</text:span></text:p>
      <text:p text:style-name="P18"><text:span text:style-name="T7"><text:tab/><text:tab/><text:tab/></text:span><text:span text:style-name="T1">return</text:span><text:span text:style-name="T7"> 0;</text:span></text:p>
      <text:p text:style-name="P18"><text:span text:style-name="T7"><text:tab/><text:tab/></text:span><text:span text:style-name="T1">else</text:span><text:span text:style-name="T7"> </text:span><text:span text:style-name="T1">if</text:span><text:span text:style-name="T7">(</text:span><text:span text:style-name="T15">ip1</text:span><text:span text:style-name="T7">==13 &amp;&amp; </text:span><text:span text:style-name="T15">ip2</text:span><text:span text:style-name="T7">==13 &amp;&amp; </text:span><text:span text:style-name="T15">ip3</text:span><text:span text:style-name="T7"> == 13)</text:span></text:p>
      <text:p text:style-name="P18"><text:span text:style-name="T7"><text:tab/><text:tab/><text:tab/></text:span><text:span text:style-name="T1">return</text:span><text:span text:style-name="T7"> 0;</text:span></text:p>
      <text:p text:style-name="P18"><text:span text:style-name="T7"><text:tab/><text:tab/></text:span><text:span text:style-name="T1">else</text:span></text:p>
      <text:p text:style-name="P18"><text:span text:style-name="T7"><text:tab/><text:tab/></text:span><text:span text:style-name="T1">return</text:span><text:span text:style-name="T7"> 0;</text:span></text:p>
      <text:p text:style-name="P29"><text:tab/>}</text:p>
      <text:p text:style-name="P29">}</text:p>
      <text:p text:style-name="P4"/>
      <text:p text:style-name="P4">-------------------------------------------------------------------------------</text:p>
      <text:p text:style-name="P2"><text:span text:style-name="T9">3.</text:span><text:span text:style-name="T2">import</text:span><text:span text:style-name="T7"> java.util.ArrayList;</text:span></text:p>
      <text:p text:style-name="P18"><text:span text:style-name="T1">import</text:span><text:span text:style-name="T7"> java.util.List;</text:span></text:p>
      <text:p text:style-name="P22"/>
      <text:p text:style-name="P18"><text:span text:style-name="T1">public</text:span><text:span text:style-name="T7"> </text:span><text:span text:style-name="T1">class</text:span><text:span text:style-name="T7"> UserCode</text:span></text:p>
      <text:p text:style-name="P29">{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[] commonSet(List&lt;Integer&gt; </text:span><text:span text:style-name="T15">l1</text:span><text:span text:style-name="T7">, List&lt;Integer&gt; </text:span><text:span text:style-name="T15">l2</text:span><text:span text:style-name="T7">) {</text:span></text:p>
      <text:p text:style-name="P18"><text:span text:style-name="T7"><text:tab/><text:tab/></text:span><text:span text:style-name="T22">/*</text:span></text:p>
      <text:p text:style-name="P27"><text:tab/><text:tab/> * Write a program to collect numbers from list1 which is not present in list2 and collection numbers from list2 which is not present in list1 and store it in an output array. </text:p>
      <text:p text:style-name="P18"><text:span text:style-name="T22"><text:tab/><text:tab/> * </text:span><text:span text:style-name="T23">Eg</text:span><text:span text:style-name="T22">: </text:span></text:p>
      <text:p text:style-name="P27"><text:soft-page-break/><text:tab/><text:tab/> * Input1={1,2,3,4} </text:p>
      <text:p text:style-name="P27"><text:s text:c="11"/>Input2={1,2,3,5}</text:p>
      <text:p text:style-name="P22"/>
      <text:p text:style-name="P27"><text:s text:c="11"/>Output= {4,5} . <text:s/></text:p>
      <text:p text:style-name="P27"><text:tab/><text:tab/> */</text:p>
      <text:p text:style-name="P18"><text:span text:style-name="T7"><text:tab/><text:tab/>List&lt;Integer&gt; </text:span><text:span text:style-name="T15">a</text:span><text:span text:style-name="T7"> = </text:span><text:span text:style-name="T1">new</text:span><text:span text:style-name="T7"> ArrayList&lt;Integer&gt;(</text:span><text:span text:style-name="T15">l1</text:span><text:span text:style-name="T7">);</text:span></text:p>
      <text:p text:style-name="P18"><text:span text:style-name="T7"><text:tab/><text:tab/></text:span><text:span text:style-name="T15">a</text:span><text:span text:style-name="T7">.removeAll(</text:span><text:span text:style-name="T15">l2</text:span><text:span text:style-name="T7">);</text:span></text:p>
      <text:p text:style-name="P18"><text:span text:style-name="T7"><text:tab/><text:tab/>List&lt;Integer&gt; </text:span><text:span text:style-name="T15">b</text:span><text:span text:style-name="T7">= </text:span><text:span text:style-name="T1">new</text:span><text:span text:style-name="T7"> ArrayList&lt;Integer&gt;(</text:span><text:span text:style-name="T15">l2</text:span><text:span text:style-name="T7">);</text:span></text:p>
      <text:p text:style-name="P18"><text:span text:style-name="T7"><text:tab/><text:tab/></text:span><text:span text:style-name="T15">b</text:span><text:span text:style-name="T7">.removeAll(</text:span><text:span text:style-name="T15">l1</text:span><text:span text:style-name="T7">);</text:span></text:p>
      <text:p text:style-name="P18"><text:span text:style-name="T7"><text:tab/><text:tab/></text:span><text:span text:style-name="T15">a</text:span><text:span text:style-name="T7">.addAll(</text:span><text:span text:style-name="T15">b</text:span><text:span text:style-name="T7">);</text:span></text:p>
      <text:p text:style-name="P18"><text:span text:style-name="T7"><text:tab/><text:tab/></text:span><text:span text:style-name="T1">int</text:span><text:span text:style-name="T7">[] </text:span><text:span text:style-name="T15">res</text:span><text:span text:style-name="T7">= </text:span><text:span text:style-name="T1">new</text:span><text:span text:style-name="T7"> </text:span><text:span text:style-name="T1">int</text:span><text:span text:style-name="T7">[</text:span><text:span text:style-name="T15">a</text:span><text:span text:style-name="T7">.size()];</text:span></text:p>
      <text:p text:style-name="P18"><text:span text:style-name="T7"><text:tab/><text:tab/></text:span><text:span text:style-name="T1">int</text:span><text:span text:style-name="T7"> </text:span><text:span text:style-name="T15">i</text:span><text:span text:style-name="T7">=0;</text:span></text:p>
      <text:p text:style-name="P18"><text:span text:style-name="T7"><text:tab/><text:tab/></text:span><text:span text:style-name="T1">for</text:span><text:span text:style-name="T7">(Integer </text:span><text:span text:style-name="T15">e</text:span><text:span text:style-name="T7">:</text:span><text:span text:style-name="T15">a</text:span><text:span text:style-name="T7">)</text:span></text:p>
      <text:p text:style-name="P18"><text:span text:style-name="T7"><text:tab/><text:tab/></text:span><text:span text:style-name="T15">res</text:span><text:span text:style-name="T7">[</text:span><text:span text:style-name="T15">i</text:span><text:span text:style-name="T7">++]=</text:span><text:span text:style-name="T15">e</text:span><text:span text:style-name="T7">;</text:span></text:p>
      <text:p text:style-name="P18"><text:span text:style-name="T7"><text:tab/><text:tab/></text:span><text:span text:style-name="T1">return</text:span><text:span text:style-name="T7"> </text:span><text:span text:style-name="T15">res</text:span><text:span text:style-name="T7">;</text:span></text:p>
      <text:p text:style-name="P29"><text:tab/>}</text:p>
      <text:p text:style-name="P29">}</text:p>
      <text:p text:style-name="P43"/>
      <text:p text:style-name="P35">4.</text:p>
      <text:p text:style-name="P35"><text:span text:style-name="T1">import</text:span><text:span text:style-name="T7"> java.util.*;</text:span></text:p>
      <text:p text:style-name="P22"/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float</text:span><text:span text:style-name="T7"> getTheTotalCostOfPheripherals(HashMap&lt;String, String&gt; </text:span><text:span text:style-name="T15">m1</text:span><text:span text:style-name="T7">, String[] </text:span><text:span text:style-name="T15">s</text:span><text:span text:style-name="T7">) {</text:span></text:p>
      <text:p text:style-name="P18"><text:span text:style-name="T7"><text:tab/><text:tab/></text:span><text:span text:style-name="T22">/*</text:span></text:p>
      <text:p text:style-name="P27"><text:tab/><text:tab/> * Input HashMap HashMap&lt;String,String&gt;</text:p>
      <text:p text:style-name="P27"><text:tab/><text:tab/> * input1={"mouse":"100.2","speaker":"500.6","Monitor":"2000.23"};</text:p>
      <text:p text:style-name="P27"><text:tab/><text:tab/> * String[] s={"speaker","mouse"};</text:p>
      <text:p text:style-name="P18"><text:span text:style-name="T22"><text:tab/><text:tab/> * compare the given string array with </text:span><text:span text:style-name="T23">Keyset</text:span><text:span text:style-name="T22"> in Map add the values of Corresponding </text:span><text:span text:style-name="T23">Keyset</text:span><text:span text:style-name="T22">, </text:span></text:p>
      <text:p text:style-name="P27"><text:tab/><text:tab/> * output in Float value=600.80(500.6+100.2);</text:p>
      <text:p text:style-name="P27"><text:tab/><text:tab/> */</text:p>
      <text:p text:style-name="P18"><text:span text:style-name="T7"><text:tab/><text:tab/></text:span><text:span text:style-name="T1">float</text:span><text:span text:style-name="T7"> </text:span><text:span text:style-name="T17">res</text:span><text:span text:style-name="T7"> =0;</text:span></text:p>
      <text:p text:style-name="P18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5">i</text:span><text:span text:style-name="T7">=0;</text:span><text:span text:style-name="T15">i</text:span><text:span text:style-name="T7">&lt;</text:span><text:span text:style-name="T15">s</text:span><text:span text:style-name="T7">.</text:span><text:span text:style-name="T25">length</text:span><text:span text:style-name="T7">;</text:span><text:span text:style-name="T15">i</text:span><text:span text:style-name="T7">++)</text:span></text:p>
      <text:p text:style-name="P29"><text:tab/><text:tab/>{</text:p>
      <text:p text:style-name="P18"><text:span text:style-name="T7"><text:tab/><text:tab/><text:tab/></text:span><text:span text:style-name="T1">if</text:span><text:span text:style-name="T7">(</text:span><text:span text:style-name="T15">m1</text:span><text:span text:style-name="T7">.containsKey(</text:span><text:span text:style-name="T15">s</text:span><text:span text:style-name="T7">[</text:span><text:span text:style-name="T15">i</text:span><text:span text:style-name="T7">]))</text:span></text:p>
      <text:p text:style-name="P29"><text:tab/><text:tab/><text:tab/>{</text:p>
      <text:p text:style-name="P18"><text:span text:style-name="T7"><text:tab/><text:tab/><text:tab/><text:tab/></text:span><text:span text:style-name="T17">res</text:span><text:span text:style-name="T7">+=Float.</text:span><text:span text:style-name="T13">parseFloat</text:span><text:span text:style-name="T7">(</text:span><text:span text:style-name="T15">m1</text:span><text:span text:style-name="T7">.get(</text:span><text:span text:style-name="T15">s</text:span><text:span text:style-name="T7">[</text:span><text:span text:style-name="T15">i</text:span><text:span text:style-name="T7">]));</text:span></text:p>
      <text:p text:style-name="P29"><text:tab/><text:tab/><text:tab/>}</text:p>
      <text:p text:style-name="P29"><text:tab/><text:tab/>}</text:p>
      <text:p text:style-name="P18"><text:span text:style-name="T7"><text:tab/><text:tab/><text:tab/><text:tab/></text:span><text:span text:style-name="T1">return</text:span><text:span text:style-name="T7"> </text:span><text:span text:style-name="T18">res</text:span><text:span text:style-name="T7">;</text:span></text:p>
      <text:p text:style-name="P29"><text:tab/>}</text:p>
      <text:p text:style-name="P29">}</text:p>
      <text:p text:style-name="P35">....................................................-------------------------------------------------</text:p>
      <text:p text:style-name="P18"/>
      <text:p text:style-name="P24"/>
      <text:p text:style-name="P20"><text:span text:style-name="T30">5.</text:span><text:span text:style-name="T1">import</text:span><text:span text:style-name="T7"> java.util.*;</text:span></text:p>
      <text:p text:style-name="P18"><text:span text:style-name="T1">import</text:span><text:span text:style-name="T7"> java.util.Map.Entry;</text:span></text:p>
      <text:p text:style-name="P22"/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fetchingKeysDivisibleByFour(Map&lt;Integer, String&gt; </text:span><text:span text:style-name="T15">m1</text:span><text:span text:style-name="T7">) {</text:span></text:p>
      <text:p text:style-name="P18"><text:span text:style-name="T7"><text:tab/><text:tab/></text:span><text:span text:style-name="T22">/*Input a </text:span><text:span text:style-name="T23">hashmap</text:span><text:span text:style-name="T22">. Count the keys which are not divisible by 4 and return.</text:span></text:p>
      <text:p text:style-name="P27"><text:tab/><text:tab/></text:p>
      <text:p text:style-name="P27"><text:tab/><text:tab/> */</text:p>
      <text:p text:style-name="P29"><text:tab/><text:tab/></text:p>
      <text:p text:style-name="P18"><text:span text:style-name="T7"><text:tab/><text:tab/></text:span><text:span text:style-name="T1">int</text:span><text:span text:style-name="T7"> </text:span><text:span text:style-name="T15">count</text:span><text:span text:style-name="T7">=0;</text:span></text:p>
      <text:p text:style-name="P18"><text:soft-page-break/><text:span text:style-name="T7"><text:tab/><text:tab/>HashMap&lt;Integer, String&gt; </text:span><text:span text:style-name="T15">h</text:span><text:span text:style-name="T7">= </text:span><text:span text:style-name="T1">new</text:span><text:span text:style-name="T7"> HashMap&lt;&gt; (</text:span><text:span text:style-name="T15">m1</text:span><text:span text:style-name="T7">);</text:span></text:p>
      <text:p text:style-name="P18"><text:span text:style-name="T7"><text:tab/><text:tab/>Set&lt;Entry&lt;Integer, String&gt;&gt; </text:span><text:span text:style-name="T15">s</text:span><text:span text:style-name="T7">= </text:span><text:span text:style-name="T15">h</text:span><text:span text:style-name="T7">.entrySet();</text:span></text:p>
      <text:p text:style-name="P18"><text:span text:style-name="T7"><text:tab/><text:tab/></text:span><text:span text:style-name="T1">for</text:span><text:span text:style-name="T7">(Entry&lt;Integer, String&gt; </text:span><text:span text:style-name="T15">i</text:span><text:span text:style-name="T7">:</text:span><text:span text:style-name="T15">s</text:span><text:span text:style-name="T7">)</text:span></text:p>
      <text:p text:style-name="P29"><text:tab/><text:tab/>{</text:p>
      <text:p text:style-name="P18"><text:span text:style-name="T7"><text:tab/><text:tab/><text:tab/></text:span><text:span text:style-name="T1">if</text:span><text:span text:style-name="T7">(</text:span><text:span text:style-name="T15">i</text:span><text:span text:style-name="T7">.getKey()%4!=0)</text:span></text:p>
      <text:p text:style-name="P29"><text:tab/><text:tab/><text:tab/>{</text:p>
      <text:p text:style-name="P18"><text:span text:style-name="T7"><text:tab/><text:tab/><text:tab/><text:tab/></text:span><text:span text:style-name="T15">count</text:span><text:span text:style-name="T7">++;</text:span></text:p>
      <text:p text:style-name="P29"><text:tab/><text:tab/><text:tab/>}</text:p>
      <text:p text:style-name="P29"><text:tab/><text:tab/>}</text:p>
      <text:p text:style-name="P18"><text:span text:style-name="T7"><text:tab/><text:tab/><text:tab/></text:span><text:span text:style-name="T1">return</text:span><text:span text:style-name="T7"> </text:span><text:span text:style-name="T15">count</text:span><text:span text:style-name="T7">;</text:span></text:p>
      <text:p text:style-name="P29"><text:tab/>}</text:p>
      <text:p text:style-name="P22"/>
      <text:p text:style-name="P29">}</text:p>
      <text:p text:style-name="P25">-----------------------------------------------------</text:p>
      <text:p text:style-name="P25"/>
      <text:p text:style-name="P25">6.</text:p>
      <text:p text:style-name="P24"/>
      <text:p text:style-name="P18"><text:span text:style-name="T1">public</text:span><text:span text:style-name="T7"> </text:span><text:span text:style-name="T1">class</text:span><text:span text:style-name="T7"> UserCode {</text:span></text:p>
      <text:p text:style-name="P22"/>
      <text:p text:style-name="P18"><text:span text:style-name="T7"><text:tab/></text:span><text:span text:style-name="T1">public</text:span><text:span text:style-name="T7"> </text:span><text:span text:style-name="T3">int</text:span><text:span text:style-name="T7"> mergeArray(</text:span><text:span text:style-name="T1">int</text:span><text:span text:style-name="T7"> </text:span><text:span text:style-name="T15">n1</text:span><text:span text:style-name="T7">[], </text:span><text:span text:style-name="T1">int</text:span><text:span text:style-name="T7"> </text:span><text:span text:style-name="T15">n2</text:span><text:span text:style-name="T7">[]) {</text:span></text:p>
      <text:p text:style-name="P22"/>
      <text:p text:style-name="P18"><text:span text:style-name="T7"><text:tab/><text:tab/></text:span><text:span text:style-name="T22">/*</text:span></text:p>
      <text:p text:style-name="P27"><text:tab/><text:tab/> * Given two integer arrays. merge the common elements into a new array.</text:p>
      <text:p text:style-name="P27"><text:tab/><text:tab/> * find the sum of the elements (If no element is common output should</text:p>
      <text:p text:style-name="P27"><text:tab/><text:tab/> * be 0) input1:{1,2,3,4} input2:{3,4,5,6} logic:{3,4} output:7</text:p>
      <text:p text:style-name="P27"><text:tab/><text:tab/> */</text:p>
      <text:p text:style-name="P18"><text:span text:style-name="T7"><text:tab/><text:tab/></text:span><text:span text:style-name="T1">int</text:span><text:span text:style-name="T7"> </text:span><text:span text:style-name="T15">sum</text:span><text:span text:style-name="T7">=0;</text:span></text:p>
      <text:p text:style-name="P18"><text:span text:style-name="T7"><text:tab/><text:tab/></text:span><text:span text:style-name="T1">int</text:span><text:span text:style-name="T7"> </text:span><text:span text:style-name="T15">a</text:span><text:span text:style-name="T7">[]= </text:span><text:span text:style-name="T1">new</text:span><text:span text:style-name="T7"> </text:span><text:span text:style-name="T1">int</text:span><text:span text:style-name="T7">[100];</text:span></text:p>
      <text:p text:style-name="P18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5">i</text:span><text:span text:style-name="T7">=0;</text:span><text:span text:style-name="T15">i</text:span><text:span text:style-name="T7">&lt;</text:span><text:span text:style-name="T15">n1</text:span><text:span text:style-name="T7">.</text:span><text:span text:style-name="T25">length</text:span><text:span text:style-name="T7">;</text:span><text:span text:style-name="T15">i</text:span><text:span text:style-name="T7">++)</text:span></text:p>
      <text:p text:style-name="P29"><text:tab/><text:tab/>{</text:p>
      <text:p text:style-name="P18"><text:span text:style-name="T7"><text:tab/><text:tab/><text:tab/></text:span><text:span text:style-name="T1">for</text:span><text:span text:style-name="T7">(</text:span><text:span text:style-name="T1">int</text:span><text:span text:style-name="T7"> </text:span><text:span text:style-name="T15">j</text:span><text:span text:style-name="T7">=0; </text:span><text:span text:style-name="T15">j</text:span><text:span text:style-name="T7">&lt;</text:span><text:span text:style-name="T15">n2</text:span><text:span text:style-name="T7">.</text:span><text:span text:style-name="T25">length</text:span><text:span text:style-name="T7">;</text:span><text:span text:style-name="T15">j</text:span><text:span text:style-name="T7">++)</text:span></text:p>
      <text:p text:style-name="P29"><text:tab/><text:tab/><text:tab/><text:tab/>{</text:p>
      <text:p text:style-name="P18"><text:span text:style-name="T7"><text:tab/><text:tab/><text:tab/><text:tab/></text:span><text:span text:style-name="T1">if</text:span><text:span text:style-name="T7">(</text:span><text:span text:style-name="T15">n1</text:span><text:span text:style-name="T7">[</text:span><text:span text:style-name="T15">i</text:span><text:span text:style-name="T7">]==</text:span><text:span text:style-name="T15">n2</text:span><text:span text:style-name="T7">[</text:span><text:span text:style-name="T15">j</text:span><text:span text:style-name="T7">])</text:span></text:p>
      <text:p text:style-name="P29"><text:tab/><text:tab/><text:tab/><text:tab/>{</text:p>
      <text:p text:style-name="P18"><text:span text:style-name="T7"><text:tab/><text:tab/><text:tab/><text:tab/><text:tab/></text:span><text:span text:style-name="T15">a</text:span><text:span text:style-name="T7">[</text:span><text:span text:style-name="T15">i</text:span><text:span text:style-name="T7">]=</text:span><text:span text:style-name="T15">n1</text:span><text:span text:style-name="T7">[</text:span><text:span text:style-name="T15">i</text:span><text:span text:style-name="T7">];</text:span></text:p>
      <text:p text:style-name="P18"><text:span text:style-name="T7"><text:tab/><text:tab/><text:tab/><text:tab/><text:tab/></text:span><text:span text:style-name="T15">sum</text:span><text:span text:style-name="T7">=</text:span><text:span text:style-name="T15">sum</text:span><text:span text:style-name="T7">+</text:span><text:span text:style-name="T15">a</text:span><text:span text:style-name="T7">[</text:span><text:span text:style-name="T15">i</text:span><text:span text:style-name="T7">];</text:span></text:p>
      <text:p text:style-name="P29"><text:tab/><text:tab/><text:tab/><text:tab/>}</text:p>
      <text:p text:style-name="P29"><text:tab/><text:tab/><text:tab/><text:tab/>}</text:p>
      <text:p text:style-name="P29"><text:tab/><text:tab/>}</text:p>
      <text:p text:style-name="P18"><text:span text:style-name="T7"><text:tab/><text:tab/></text:span><text:span text:style-name="T3">return</text:span><text:span text:style-name="T11"> </text:span><text:span text:style-name="T18">sum</text:span><text:span text:style-name="T11">;</text:span></text:p>
      <text:p text:style-name="P29"><text:tab/>}</text:p>
      <text:p text:style-name="P29">}</text:p>
      <text:p text:style-name="P31"><text:tab/><text:tab/><text:tab/><text:tab/></text:p>
      <text:p text:style-name="P41"/>
      <text:p text:style-name="P36">7.</text:p>
      <text:p text:style-name="P36"/>
      <text:p text:style-name="P18"><text:span text:style-name="T7">import </text:span><text:span text:style-name="T27">java.util.HashMap;</text:span></text:p>
      <text:p text:style-name="P18"><text:span text:style-name="T7">import </text:span><text:span text:style-name="T27">java.util.Iterator;</text:span></text:p>
      <text:p text:style-name="P18"><text:span text:style-name="T7">import </text:span><text:span text:style-name="T27">java.util.Map;</text:span></text:p>
      <text:p text:style-name="P18"><text:span text:style-name="T7">import </text:span><text:span text:style-name="T27">java.util.StringTokenizer;</text:span></text:p>
      <text:p text:style-name="P22"/>
      <text:p text:style-name="P22"/>
      <text:p text:style-name="P22"/>
      <text:p text:style-name="P18"><text:span text:style-name="T7">public </text:span><text:span text:style-name="T27">class</text:span><text:span text:style-name="T7"> </text:span><text:span text:style-name="T27">UserCode</text:span><text:span text:style-name="T7"> </text:span><text:span text:style-name="T27">{</text:span></text:p>
      <text:p text:style-name="P22"/>
      <text:p text:style-name="P18"><text:span text:style-name="T7"><text:tab/>public </text:span><text:span text:style-name="T27">static</text:span><text:span text:style-name="T7"> </text:span><text:span text:style-name="T27">String</text:span><text:span text:style-name="T7"> </text:span><text:span text:style-name="T27">retrieveMaxScoredStudent(String</text:span><text:span text:style-name="T7"> </text:span><text:span text:style-name="T27">s1[])</text:span><text:span text:style-name="T7"> </text:span><text:span text:style-name="T27">{</text:span></text:p>
      <text:p text:style-name="P22"><text:soft-page-break/></text:p>
      <text:p text:style-name="P18"><text:span text:style-name="T7"><text:tab/><text:tab/></text:span></text:p>
      <text:p text:style-name="P18"><text:span text:style-name="T7"><text:tab/><text:tab/>/* </text:span><text:span text:style-name="T27">*</text:span><text:span text:style-name="T7"> </text:span><text:span text:style-name="T29">arraylist</text:span><text:span text:style-name="T7"> </text:span><text:span text:style-name="T27">of</text:span><text:span text:style-name="T7"> </text:span><text:span text:style-name="T27">string</text:span><text:span text:style-name="T7"> </text:span><text:span text:style-name="T27">type</text:span><text:span text:style-name="T7"> </text:span><text:span text:style-name="T27">which</text:span><text:span text:style-name="T7"> </text:span><text:span text:style-name="T27">has</text:span><text:span text:style-name="T7"> </text:span><text:span text:style-name="T27">name#mark1#mark2#mark3</text:span><text:span text:style-name="T7"> </text:span><text:span text:style-name="T27">format.</text:span></text:p>
      <text:p text:style-name="P18"><text:span text:style-name="T7"><text:tab/><text:tab/> * </text:span><text:span text:style-name="T27">retrieve</text:span><text:span text:style-name="T7"> </text:span><text:span text:style-name="T27">the</text:span><text:span text:style-name="T7"> </text:span><text:span text:style-name="T27">name</text:span><text:span text:style-name="T7"> </text:span><text:span text:style-name="T27">of</text:span><text:span text:style-name="T7"> </text:span><text:span text:style-name="T27">the</text:span><text:span text:style-name="T7"> </text:span><text:span text:style-name="T27">student</text:span><text:span text:style-name="T7"> </text:span><text:span text:style-name="T27">who</text:span><text:span text:style-name="T7"> </text:span><text:span text:style-name="T27">has</text:span><text:span text:style-name="T7"> </text:span><text:span text:style-name="T27">scored</text:span><text:span text:style-name="T7"> </text:span><text:span text:style-name="T27">max</text:span><text:span text:style-name="T7"> </text:span><text:span text:style-name="T27">marks(total</text:span><text:span text:style-name="T7"> </text:span><text:span text:style-name="T27">of</text:span></text:p>
      <text:p text:style-name="P18"><text:span text:style-name="T7"><text:tab/><text:tab/> * </text:span><text:span text:style-name="T27">three)</text:span><text:span text:style-name="T7"> </text:span></text:p>
      <text:p text:style-name="P18"><text:span text:style-name="T7"><text:tab/><text:tab/> * </text:span><text:span text:style-name="T27">input:{"</text:span><text:span text:style-name="T29">arun</text:span><text:span text:style-name="T27">#12#12#12","</text:span><text:span text:style-name="T29">deepak</text:span><text:span text:style-name="T27">#13#12#12"}</text:span><text:span text:style-name="T7"> </text:span><text:span text:style-name="T27">output:deepak*/</text:span></text:p>
      <text:p text:style-name="P18"><text:span text:style-name="T7"><text:tab/><text:tab/> </text:span></text:p>
      <text:p text:style-name="P18"><text:span text:style-name="T7"><text:tab/><text:tab/>int </text:span><text:span text:style-name="T27">max=0;</text:span></text:p>
      <text:p text:style-name="P18"><text:span text:style-name="T7"><text:tab/><text:tab/>String </text:span><text:span text:style-name="T27">s4=null;</text:span></text:p>
      <text:p text:style-name="P18"><text:span text:style-name="T7"><text:tab/><text:tab/>for(int </text:span><text:span text:style-name="T27">i=0;i&lt;s1.length;i++){</text:span></text:p>
      <text:p text:style-name="P18"><text:span text:style-name="T7"><text:tab/><text:tab/><text:tab/>String </text:span><text:span text:style-name="T27">s2=s1[i];</text:span><text:span text:style-name="T7"><text:tab/></text:span></text:p>
      <text:p text:style-name="P18"><text:span text:style-name="T7"><text:tab/><text:tab/><text:tab/>StringTokenizer </text:span><text:span text:style-name="T27">t=new</text:span><text:span text:style-name="T7"> </text:span><text:span text:style-name="T27">StringTokenizer(s2,"#");</text:span></text:p>
      <text:p text:style-name="P18"><text:span text:style-name="T7"><text:tab/><text:tab/><text:tab/>String </text:span><text:span text:style-name="T27">s3=t.nextToken();</text:span></text:p>
      <text:p text:style-name="P18"><text:span text:style-name="T7"><text:tab/><text:tab/><text:tab/>int </text:span><text:span text:style-name="T27">n1=Integer.parseInt(t.nextToken());</text:span></text:p>
      <text:p text:style-name="P18"><text:span text:style-name="T7"><text:tab/><text:tab/><text:tab/>int </text:span><text:span text:style-name="T27">n2=Integer.parseInt(t.nextToken());</text:span></text:p>
      <text:p text:style-name="P18"><text:span text:style-name="T7"><text:tab/><text:tab/><text:tab/>int </text:span><text:span text:style-name="T27">n3=Integer.parseInt(t.nextToken());</text:span></text:p>
      <text:p text:style-name="P18"><text:span text:style-name="T7"><text:tab/><text:tab/><text:tab/>int </text:span><text:span text:style-name="T27">n=n1+n2+n3;</text:span></text:p>
      <text:p text:style-name="P18"><text:span text:style-name="T7"><text:tab/><text:tab/></text:span></text:p>
      <text:p text:style-name="P18"><text:span text:style-name="T7"><text:tab/><text:tab/>if(n&gt;=</text:span><text:span text:style-name="T27">max)</text:span></text:p>
      <text:p text:style-name="P18"><text:span text:style-name="T7"><text:tab/><text:tab/>{</text:span></text:p>
      <text:p text:style-name="P18"><text:span text:style-name="T7"><text:tab/><text:tab/><text:tab/>max=</text:span><text:span text:style-name="T27">n;</text:span></text:p>
      <text:p text:style-name="P18"><text:span text:style-name="T7"><text:tab/><text:tab/><text:tab/>s4=</text:span><text:span text:style-name="T27">s3;</text:span></text:p>
      <text:p text:style-name="P18"><text:span text:style-name="T7"><text:tab/><text:tab/>}</text:span></text:p>
      <text:p text:style-name="P18"><text:span text:style-name="T7"><text:tab/><text:tab/>}</text:span></text:p>
      <text:p text:style-name="P18"><text:span text:style-name="T7"><text:tab/><text:tab/>return </text:span><text:span text:style-name="T27">s4;</text:span></text:p>
      <text:p text:style-name="P18"><text:span text:style-name="T7"><text:tab/>}</text:span></text:p>
      <text:p text:style-name="P36"/>
      <text:p text:style-name="P36"><text:tab/><text:tab/></text:p>
      <text:p text:style-name="P36">}</text:p>
      <text:p text:style-name="P41"/>
      <text:p text:style-name="P8">8.</text:p>
      <text:p text:style-name="P18"><text:span text:style-name="T7">import </text:span><text:span text:style-name="T27">java.util.HashMap;</text:span></text:p>
      <text:p text:style-name="P18"><text:span text:style-name="T7">import </text:span><text:span text:style-name="T27">java.util.Iterator;</text:span></text:p>
      <text:p text:style-name="P18"><text:span text:style-name="T7">import </text:span><text:span text:style-name="T27">java.util.Map;</text:span></text:p>
      <text:p text:style-name="P18"><text:span text:style-name="T7">import </text:span><text:span text:style-name="T27">java.util.TreeMap;</text:span></text:p>
      <text:p text:style-name="P22"/>
      <text:p text:style-name="P18"><text:span text:style-name="T7">public </text:span><text:span text:style-name="T27">class</text:span><text:span text:style-name="T7"> </text:span><text:span text:style-name="T27">UserCode</text:span><text:span text:style-name="T7"> </text:span><text:span text:style-name="T27">{</text:span></text:p>
      <text:p text:style-name="P22"/>
      <text:p text:style-name="P22"/>
      <text:p text:style-name="P18"><text:span text:style-name="T7"><text:tab/>public </text:span><text:span text:style-name="T27">static</text:span><text:span text:style-name="T7"> </text:span><text:span text:style-name="T27">Map&lt;String,String&gt;</text:span><text:span text:style-name="T7"> </text:span><text:span text:style-name="T27">examResult(Map&lt;String,</text:span><text:span text:style-name="T7"> </text:span><text:span text:style-name="T27">Integer&gt;</text:span><text:span text:style-name="T7"> </text:span><text:span text:style-name="T27">m1)</text:span><text:span text:style-name="T7"> </text:span><text:span text:style-name="T27">{</text:span></text:p>
      <text:p text:style-name="P18"><text:span text:style-name="T7"><text:tab/><text:tab/></text:span></text:p>
      <text:p text:style-name="P18"><text:span text:style-name="T7"><text:tab/><text:tab/></text:span></text:p>
      <text:p text:style-name="P18"><text:span text:style-name="T7"><text:tab/>/*<text:tab/></text:span><text:span text:style-name="T27">Create</text:span><text:span text:style-name="T7"> </text:span><text:span text:style-name="T27">a</text:span><text:span text:style-name="T7"> </text:span><text:span text:style-name="T29">Hashmap</text:span><text:span text:style-name="T7"> </text:span><text:span text:style-name="T27">accepting</text:span><text:span text:style-name="T7"> </text:span><text:span text:style-name="T27">String</text:span><text:span text:style-name="T7"> </text:span><text:span text:style-name="T27">and</text:span><text:span text:style-name="T7"> </text:span><text:span text:style-name="T27">Integer</text:span><text:span text:style-name="T7"> </text:span><text:span text:style-name="T27">values</text:span></text:p>
      <text:p text:style-name="P18"><text:span text:style-name="T7"><text:tab/> <text:s/></text:span></text:p>
      <text:p text:style-name="P18"><text:span text:style-name="T7"><text:tab/> <text:s text:c="3"/>HashMap&lt;String,Integer&gt; </text:span><text:span text:style-name="T27">h1={\u201Cabc\u201D:50,\u201Defg\u201D:70};</text:span></text:p>
      <text:p text:style-name="P18"><text:span text:style-name="T7"><text:tab/> <text:s text:c="3"/></text:span></text:p>
      <text:p text:style-name="P18"><text:span text:style-name="T7"><text:tab/> <text:s text:c="3"/>if </text:span><text:span text:style-name="T27">the</text:span><text:span text:style-name="T7"> </text:span><text:span text:style-name="T27">mark</text:span><text:span text:style-name="T7"> </text:span><text:span text:style-name="T27">is</text:span><text:span text:style-name="T7"> </text:span><text:span text:style-name="T27">less</text:span><text:span text:style-name="T7"> </text:span><text:span text:style-name="T27">than</text:span><text:span text:style-name="T7"> </text:span><text:span text:style-name="T27">60</text:span><text:span text:style-name="T7"> </text:span><text:span text:style-name="T27">make</text:span><text:span text:style-name="T7"> </text:span><text:span text:style-name="T27">it</text:span><text:span text:style-name="T7"> </text:span><text:span text:style-name="T27">fail</text:span><text:span text:style-name="T7"> </text:span><text:span text:style-name="T27">else</text:span><text:span text:style-name="T7"> </text:span><text:span text:style-name="T27">make</text:span><text:span text:style-name="T7"> </text:span><text:span text:style-name="T27">it</text:span><text:span text:style-name="T7"> </text:span><text:span text:style-name="T27">pass.</text:span></text:p>
      <text:p text:style-name="P18"><text:span text:style-name="T7"><text:tab/> <text:s text:c="3"/>Put </text:span><text:span text:style-name="T27">the</text:span><text:span text:style-name="T7"> </text:span><text:span text:style-name="T27">output</text:span><text:span text:style-name="T7"> </text:span><text:span text:style-name="T27">in</text:span><text:span text:style-name="T7"> </text:span><text:span text:style-name="T27">ascending</text:span><text:span text:style-name="T7"> </text:span><text:span text:style-name="T27">order</text:span></text:p>
      <text:p text:style-name="P18"><text:span text:style-name="T7"><text:tab/> <text:s text:c="3"/></text:span></text:p>
      <text:p text:style-name="P18"><text:span text:style-name="T7"><text:tab/> <text:s text:c="3"/>HashMap&lt;String,String&gt; </text:span><text:span text:style-name="T27">h2={\u201Cabc\u201D:\u201Dfail\u201D,\u201Defg\u201D:\u201Dpass\u201D}.</text:span></text:p>
      <text:p text:style-name="P18"><text:span text:style-name="T7"><text:tab/> <text:s text:c="3"/></text:span></text:p>
      <text:p text:style-name="P18"><text:span text:style-name="T7"><text:tab/> <text:s/></text:span></text:p>
      <text:p text:style-name="P18"><text:span text:style-name="T7"><text:tab/> <text:s text:c="3"/>*/</text:span></text:p>
      <text:p text:style-name="P18"><text:span text:style-name="T7"><text:tab/><text:tab/>HashMap&lt;String, </text:span><text:span text:style-name="T27">Integer&gt;</text:span><text:span text:style-name="T7"> </text:span><text:span text:style-name="T29">hm</text:span><text:span text:style-name="T7"> </text:span><text:span text:style-name="T27">=</text:span><text:span text:style-name="T7"> </text:span><text:span text:style-name="T27">new</text:span><text:span text:style-name="T7"> </text:span><text:span text:style-name="T27">HashMap&lt;String,</text:span><text:span text:style-name="T7"> </text:span><text:span text:style-name="T27">Integer&gt;(m1);</text:span></text:p>
      <text:p text:style-name="P18"><text:span text:style-name="T7"><text:tab/><text:tab/>TreeMap&lt;String, </text:span><text:span text:style-name="T27">String&gt;</text:span><text:span text:style-name="T7"> </text:span><text:span text:style-name="T29">tm</text:span><text:span text:style-name="T7"> </text:span><text:span text:style-name="T27">=</text:span><text:span text:style-name="T7"> </text:span><text:span text:style-name="T27">new</text:span><text:span text:style-name="T7"> </text:span><text:span text:style-name="T27">TreeMap&lt;String,</text:span><text:span text:style-name="T7"> </text:span><text:span text:style-name="T27">String&gt;();</text:span></text:p>
      <text:p text:style-name="P18"><text:span text:style-name="T7">Iterator&lt;String&gt; </text:span><text:span text:style-name="T27">it</text:span><text:span text:style-name="T7"> </text:span><text:span text:style-name="T27">=</text:span><text:span text:style-name="T7"> </text:span><text:span text:style-name="T27">hm.keySet().iterator();</text:span></text:p>
      <text:p text:style-name="P18"><text:soft-page-break/><text:span text:style-name="T7">while(it.hasNext()){</text:span></text:p>
      <text:p text:style-name="P18"><text:span text:style-name="T7"><text:tab/>String </text:span><text:span text:style-name="T27">id</text:span><text:span text:style-name="T7"> </text:span><text:span text:style-name="T27">=</text:span><text:span text:style-name="T7"> </text:span><text:span text:style-name="T27">it.next();</text:span></text:p>
      <text:p text:style-name="P18"><text:span text:style-name="T7"><text:tab/>int </text:span><text:span text:style-name="T27">mark</text:span><text:span text:style-name="T7"> </text:span><text:span text:style-name="T27">=</text:span><text:span text:style-name="T7"> </text:span><text:span text:style-name="T27">hm.get(id);</text:span></text:p>
      <text:p text:style-name="P18"><text:span text:style-name="T7"><text:tab/>if(mark </text:span><text:span text:style-name="T27">&lt;</text:span><text:span text:style-name="T7"> </text:span><text:span text:style-name="T27">60)</text:span></text:p>
      <text:p text:style-name="P18"><text:span text:style-name="T7"><text:tab/><text:tab/>tm.put(id, </text:span><text:span text:style-name="T27">"FAIL");</text:span></text:p>
      <text:p text:style-name="P18"><text:span text:style-name="T7"><text:tab/>else</text:span></text:p>
      <text:p text:style-name="P18"><text:span text:style-name="T7"><text:tab/><text:tab/>tm.put(id, </text:span><text:span text:style-name="T27">"PASS");</text:span></text:p>
      <text:p text:style-name="P18"><text:span text:style-name="T7"><text:tab/>}</text:span></text:p>
      <text:p text:style-name="P18"><text:span text:style-name="T7">return </text:span><text:span text:style-name="T29">tm</text:span><text:span text:style-name="T27">;</text:span></text:p>
      <text:p text:style-name="P18"><text:span text:style-name="T7">}</text:span></text:p>
      <text:p text:style-name="P22"/>
      <text:p text:style-name="P55">}</text:p>
      <text:p text:style-name="P8"/>
      <text:p text:style-name="P32"/>
      <text:p text:style-name="P58"/>
      <text:p text:style-name="P18"><text:span text:style-name="T7">9.</text:span></text:p>
      <text:p text:style-name="P18"><text:span text:style-name="T7">import </text:span><text:span text:style-name="T27">java.util.ArrayList;</text:span></text:p>
      <text:p text:style-name="P18"><text:span text:style-name="T7">import </text:span><text:span text:style-name="T27">java.util.List;</text:span></text:p>
      <text:p text:style-name="P18"><text:span text:style-name="T7">import </text:span><text:span text:style-name="T27">java.util.StringTokenizer;</text:span></text:p>
      <text:p text:style-name="P18"><text:span text:style-name="T7">public </text:span><text:span text:style-name="T27">class</text:span><text:span text:style-name="T7"> </text:span><text:span text:style-name="T27">UserCode</text:span><text:span text:style-name="T7"> </text:span><text:span text:style-name="T27">{</text:span></text:p>
      <text:p text:style-name="P18"><text:span text:style-name="T7"><text:tab/>public </text:span><text:span text:style-name="T27">static</text:span><text:span text:style-name="T7"> </text:span><text:span text:style-name="T27">String[]</text:span><text:span text:style-name="T7"> </text:span><text:span text:style-name="T27">loweringCasenReverseofaString(String</text:span><text:span text:style-name="T7"> </text:span><text:span text:style-name="T27">ip1,</text:span><text:span text:style-name="T7"> </text:span><text:span text:style-name="T27">char</text:span><text:span text:style-name="T7"> </text:span><text:span text:style-name="T27">ip2){</text:span></text:p>
      <text:p text:style-name="P18"><text:span text:style-name="T7"><text:tab/></text:span></text:p>
      <text:p text:style-name="P18"><text:span text:style-name="T7">/*<text:tab/><text:tab/> </text:span><text:span text:style-name="T27">input--</text:span><text:span text:style-name="T7"> </text:span><text:span text:style-name="T27">String</text:span><text:span text:style-name="T7"> </text:span><text:span text:style-name="T27">input1="AAA/</text:span><text:span text:style-name="T29">abb</text:span><text:span text:style-name="T27">/CCC"</text:span></text:p>
      <text:p text:style-name="P18"><text:span text:style-name="T7"><text:tab/><text:tab/><text:tab/><text:tab/> <text:s text:c="3"/>char </text:span><text:span text:style-name="T27">input2='/'</text:span></text:p>
      <text:p text:style-name="P18"><text:span text:style-name="T7"><text:tab/><text:tab/><text:tab/><text:tab/> <text:s text:c="3"/>output </text:span><text:span text:style-name="T27">should</text:span><text:span text:style-name="T7"> </text:span><text:span text:style-name="T27">be</text:span><text:span text:style-name="T7"> </text:span><text:span text:style-name="T27">as</text:span><text:span text:style-name="T7"> </text:span><text:span text:style-name="T27">String[]</text:span><text:span text:style-name="T7"> </text:span><text:span text:style-name="T27">output1;</text:span></text:p>
      <text:p text:style-name="P18"><text:span text:style-name="T7"><text:tab/><text:tab/><text:tab/><text:tab/> <text:s text:c="3"/>output1[]=</text:span><text:span text:style-name="T27">{"</text:span><text:span text:style-name="T29">aaa</text:span><text:span text:style-name="T27">","</text:span><text:span text:style-name="T29">bba</text:span><text:span text:style-name="T27">","</text:span><text:span text:style-name="T29">ccc</text:span><text:span text:style-name="T27">"};</text:span></text:p>
      <text:p text:style-name="P22"/>
      <text:p text:style-name="P18"><text:span text:style-name="T7"><text:tab/><text:tab/><text:tab/><text:tab/> <text:s text:c="3"/>operation-- </text:span><text:span text:style-name="T27">get</text:span><text:span text:style-name="T7"> </text:span><text:span text:style-name="T27">the</text:span><text:span text:style-name="T7"> </text:span><text:span text:style-name="T27">strings</text:span><text:span text:style-name="T7"> </text:span><text:span text:style-name="T27">from</text:span><text:span text:style-name="T7"> </text:span><text:span text:style-name="T27">input1</text:span><text:span text:style-name="T7"> <text:s/></text:span><text:span text:style-name="T27">using</text:span><text:span text:style-name="T7"> </text:span><text:span text:style-name="T29">stringtokenizer</text:span></text:p>
      <text:p text:style-name="P18"><text:span text:style-name="T7"><text:tab/><text:tab/><text:tab/><text:tab/> <text:s text:c="15"/>reverse </text:span><text:span text:style-name="T27">each</text:span><text:span text:style-name="T7"> </text:span><text:span text:style-name="T27">string</text:span></text:p>
      <text:p text:style-name="P18"><text:span text:style-name="T7"><text:tab/><text:tab/><text:tab/><text:tab/> <text:s text:c="15"/>then </text:span><text:span text:style-name="T27">to</text:span><text:span text:style-name="T7"> </text:span><text:span text:style-name="T27">lower</text:span><text:span text:style-name="T7"> </text:span><text:span text:style-name="T27">case</text:span></text:p>
      <text:p text:style-name="P18"><text:span text:style-name="T7"><text:tab/><text:tab/><text:tab/><text:tab/> <text:s text:c="15"/>finally </text:span><text:span text:style-name="T27">store</text:span><text:span text:style-name="T7"> </text:span><text:span text:style-name="T27">it</text:span><text:span text:style-name="T7"> </text:span><text:span text:style-name="T27">in</text:span><text:span text:style-name="T7"> </text:span><text:span text:style-name="T27">output1[]</text:span><text:span text:style-name="T7"> </text:span><text:span text:style-name="T27">string</text:span><text:span text:style-name="T7"> </text:span><text:span text:style-name="T27">array</text:span></text:p>
      <text:p text:style-name="P18"><text:span text:style-name="T7">*/</text:span></text:p>
      <text:p text:style-name="P18"><text:span text:style-name="T7"><text:tab/><text:tab/>String </text:span><text:span text:style-name="T27">s</text:span><text:span text:style-name="T7"> </text:span><text:span text:style-name="T27">=Character.toString(ip2);</text:span></text:p>
      <text:p text:style-name="P18"><text:span text:style-name="T7"><text:tab/><text:tab/>StringTokenizer </text:span><text:span text:style-name="T29">st</text:span><text:span text:style-name="T27">=</text:span><text:span text:style-name="T7"> </text:span><text:span text:style-name="T27">new</text:span><text:span text:style-name="T7"> </text:span><text:span text:style-name="T27">StringTokenizer(ip1,</text:span><text:span text:style-name="T7"> </text:span><text:span text:style-name="T27">s);</text:span></text:p>
      <text:p text:style-name="P18"><text:span text:style-name="T7"><text:tab/><text:tab/>ArrayList </text:span><text:span text:style-name="T27">&lt;String&gt;</text:span><text:span text:style-name="T7"> </text:span><text:span text:style-name="T27">a=</text:span><text:span text:style-name="T7"> </text:span><text:span text:style-name="T27">new</text:span><text:span text:style-name="T7"> </text:span><text:span text:style-name="T27">ArrayList&lt;String&gt;();</text:span></text:p>
      <text:p text:style-name="P18"><text:span text:style-name="T7"><text:tab/><text:tab/>while(st.hasMoreTokens())</text:span></text:p>
      <text:p text:style-name="P18"><text:span text:style-name="T7"><text:tab/><text:tab/>{</text:span></text:p>
      <text:p text:style-name="P18"><text:span text:style-name="T7"><text:tab/><text:tab/><text:tab/>StringBuffer </text:span><text:span text:style-name="T29">sb</text:span><text:span text:style-name="T27">=</text:span><text:span text:style-name="T7"> </text:span><text:span text:style-name="T27">new</text:span><text:span text:style-name="T7"> </text:span><text:span text:style-name="T27">StringBuffer(st.nextToken().toLowerCase());</text:span></text:p>
      <text:p text:style-name="P18"><text:span text:style-name="T7"><text:tab/><text:tab/><text:tab/>a.add(sb.reverse().toString());</text:span></text:p>
      <text:p text:style-name="P18"><text:span text:style-name="T7"><text:tab/><text:tab/>}</text:span></text:p>
      <text:p text:style-name="P18"><text:span text:style-name="T7"><text:tab/><text:tab/>String </text:span><text:span text:style-name="T27">s1[]</text:span><text:span text:style-name="T7"> </text:span><text:span text:style-name="T27">=</text:span><text:span text:style-name="T7"> </text:span><text:span text:style-name="T27">new</text:span><text:span text:style-name="T7"> </text:span><text:span text:style-name="T27">String[a.size()];</text:span></text:p>
      <text:p text:style-name="P18"><text:span text:style-name="T7"><text:tab/><text:tab/><text:tab/><text:tab/>for(int </text:span><text:span text:style-name="T27">i=0;i&lt;a.size();i++)</text:span></text:p>
      <text:p text:style-name="P18"><text:span text:style-name="T7"><text:tab/><text:tab/><text:tab/><text:tab/>{</text:span></text:p>
      <text:p text:style-name="P18"><text:span text:style-name="T7"><text:tab/><text:tab/><text:tab/><text:tab/><text:tab/>s1[i]=</text:span><text:span text:style-name="T27">a.get(i);</text:span></text:p>
      <text:p text:style-name="P18"><text:span text:style-name="T7"><text:tab/><text:tab/><text:tab/><text:tab/>}</text:span></text:p>
      <text:p text:style-name="P18"><text:span text:style-name="T7"><text:tab/><text:tab/><text:tab/><text:tab/>return </text:span><text:span text:style-name="T27">s1;</text:span></text:p>
      <text:p text:style-name="P58"><text:span text:style-name="T7"><text:tab/>}</text:span></text:p>
      <text:p text:style-name="P42">}</text:p>
      <text:p text:style-name="P33">10.</text:p>
      <text:p text:style-name="P21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sumOfSquareOfIndividualDigits(</text:span><text:span text:style-name="T1">int</text:span><text:span text:style-name="T7"> </text:span><text:span text:style-name="T15">n1</text:span><text:span text:style-name="T7">) {</text:span></text:p>
      <text:p text:style-name="P18"><text:span text:style-name="T7"><text:tab/><text:tab/></text:span><text:span text:style-name="T22">/*</text:span></text:p>
      <text:p text:style-name="P27"><text:tab/><text:tab/> * A integer input is accepted. find the square of individual digits and</text:p>
      <text:p text:style-name="P27"><text:tab/><text:tab/> * find their sum. input:125 output:1*1+2*2+5*5 =30</text:p>
      <text:p text:style-name="P27"><text:tab/><text:tab/> */</text:p>
      <text:p text:style-name="P18"><text:span text:style-name="T7"><text:tab/><text:tab/></text:span><text:span text:style-name="T1">int</text:span><text:span text:style-name="T7"> </text:span><text:span text:style-name="T15">rem</text:span><text:span text:style-name="T7"> =0, </text:span><text:span text:style-name="T15">sum</text:span><text:span text:style-name="T7"> =0;</text:span></text:p>
      <text:p text:style-name="P18"><text:soft-page-break/><text:span text:style-name="T7"><text:tab/><text:tab/></text:span><text:span text:style-name="T1">while</text:span><text:span text:style-name="T7">(</text:span><text:span text:style-name="T15">n1</text:span><text:span text:style-name="T7">!=0) {</text:span></text:p>
      <text:p text:style-name="P18"><text:span text:style-name="T7"><text:tab/><text:tab/><text:tab/></text:span><text:span text:style-name="T15">rem</text:span><text:span text:style-name="T7"> = </text:span><text:span text:style-name="T15">n1</text:span><text:span text:style-name="T7">%10;</text:span></text:p>
      <text:p text:style-name="P18"><text:span text:style-name="T7"><text:tab/><text:tab/><text:tab/></text:span><text:span text:style-name="T15">sum</text:span><text:span text:style-name="T7"> = </text:span><text:span text:style-name="T15">sum</text:span><text:span text:style-name="T7">+( </text:span><text:span text:style-name="T15">rem</text:span><text:span text:style-name="T7">* </text:span><text:span text:style-name="T15">rem</text:span><text:span text:style-name="T7">);</text:span></text:p>
      <text:p text:style-name="P18"><text:span text:style-name="T7"><text:tab/><text:tab/><text:tab/></text:span><text:span text:style-name="T15">n1</text:span><text:span text:style-name="T7"> = </text:span><text:span text:style-name="T15">n1</text:span><text:span text:style-name="T7">/10;</text:span></text:p>
      <text:p text:style-name="P29"><text:tab/><text:tab/>}</text:p>
      <text:p text:style-name="P18"><text:span text:style-name="T7"><text:tab/><text:tab/></text:span><text:span text:style-name="T1">return</text:span><text:span text:style-name="T7"> </text:span><text:span text:style-name="T15">sum</text:span><text:span text:style-name="T7">;</text:span></text:p>
      <text:p text:style-name="P29"><text:tab/>}</text:p>
      <text:p text:style-name="P29">}</text:p>
      <text:p text:style-name="P39"/>
      <text:p text:style-name="P10">11.</text:p>
      <text:p text:style-name="P10"><text:span text:style-name="T5">import</text:span> java.util.*;</text:p>
      <text:p text:style-name="P18"><text:span text:style-name="T1">public</text:span><text:span text:style-name="T7"> </text:span><text:span text:style-name="T1">class</text:span><text:span text:style-name="T7"> UserCode {</text:span></text:p>
      <text:p text:style-name="P22"/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sumOfEvenNos(</text:span><text:span text:style-name="T1">int</text:span><text:span text:style-name="T7">[] </text:span><text:span text:style-name="T15">a</text:span><text:span text:style-name="T7">) {</text:span></text:p>
      <text:p text:style-name="P22"/>
      <text:p text:style-name="P18"><text:span text:style-name="T7"><text:tab/><text:tab/></text:span><text:span text:style-name="T22">/*</text:span></text:p>
      <text:p text:style-name="P27"><text:tab/><text:tab/> * Given integer array </text:p>
      <text:p text:style-name="P18"><text:span text:style-name="T22"><text:tab/><text:tab/> * input :</text:span><text:span text:style-name="T23">int</text:span><text:span text:style-name="T22">[] </text:span><text:span text:style-name="T23">arr</text:span><text:span text:style-name="T22">={2,3,5,4,1,6,7,7,9}; </text:span></text:p>
      <text:p text:style-name="P27"><text:tab/><text:tab/> * output : 12</text:p>
      <text:p text:style-name="P27"><text:tab/><text:tab/> * </text:p>
      <text:p text:style-name="P27"><text:tab/><text:tab/> * Remove the duplicate elements and print sum of even numbers in the</text:p>
      <text:p text:style-name="P18"><text:span text:style-name="T22"><text:tab/><text:tab/> * array.. print -1 if </text:span><text:span text:style-name="T23">arr</text:span><text:span text:style-name="T22"> contains only odd numbers</text:span></text:p>
      <text:p text:style-name="P27"><text:tab/><text:tab/> */</text:p>
      <text:p text:style-name="P18"><text:span text:style-name="T7"><text:tab/><text:tab/></text:span><text:span text:style-name="T1">int</text:span><text:span text:style-name="T7"> </text:span><text:span text:style-name="T15">sum</text:span><text:span text:style-name="T7">=0;</text:span></text:p>
      <text:p text:style-name="P18"><text:span text:style-name="T7"><text:tab/><text:tab/>LinkedHashSet&lt;Integer&gt; </text:span><text:span text:style-name="T15">hm</text:span><text:span text:style-name="T7"> = </text:span><text:span text:style-name="T1">new</text:span><text:span text:style-name="T7"> LinkedHashSet&lt;Integer&gt;();</text:span></text:p>
      <text:p text:style-name="P18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5">i</text:span><text:span text:style-name="T7">=0;</text:span><text:span text:style-name="T15">i</text:span><text:span text:style-name="T7">&lt;</text:span><text:span text:style-name="T15">a</text:span><text:span text:style-name="T7">.</text:span><text:span text:style-name="T25">length</text:span><text:span text:style-name="T7">;</text:span><text:span text:style-name="T15">i</text:span><text:span text:style-name="T7">++)</text:span></text:p>
      <text:p text:style-name="P29"><text:tab/><text:tab/>{</text:p>
      <text:p text:style-name="P18"><text:span text:style-name="T7"><text:tab/><text:tab/><text:tab/></text:span><text:span text:style-name="T15">hm</text:span><text:span text:style-name="T7">.add(</text:span><text:span text:style-name="T15">a</text:span><text:span text:style-name="T7">[</text:span><text:span text:style-name="T15">i</text:span><text:span text:style-name="T7">]);</text:span></text:p>
      <text:p text:style-name="P29"><text:tab/><text:tab/>}</text:p>
      <text:p text:style-name="P18"><text:span text:style-name="T7"><text:tab/><text:tab/>Iterator&lt;Integer&gt; </text:span><text:span text:style-name="T15">lm</text:span><text:span text:style-name="T7"> = </text:span><text:span text:style-name="T15">hm</text:span><text:span text:style-name="T7">.iterator();</text:span></text:p>
      <text:p text:style-name="P18"><text:span text:style-name="T7"><text:tab/><text:tab/></text:span><text:span text:style-name="T1">while</text:span><text:span text:style-name="T7">(</text:span><text:span text:style-name="T15">lm</text:span><text:span text:style-name="T7">.hasNext())</text:span></text:p>
      <text:p text:style-name="P29"><text:tab/><text:tab/>{</text:p>
      <text:p text:style-name="P18"><text:span text:style-name="T7"><text:tab/><text:tab/><text:tab/></text:span><text:span text:style-name="T1">int</text:span><text:span text:style-name="T7"> </text:span><text:span text:style-name="T15">b</text:span><text:span text:style-name="T7"> = </text:span><text:span text:style-name="T15">lm</text:span><text:span text:style-name="T7">.next();</text:span></text:p>
      <text:p text:style-name="P18"><text:span text:style-name="T7"><text:tab/><text:tab/><text:tab/></text:span><text:span text:style-name="T1">if</text:span><text:span text:style-name="T7">(</text:span><text:span text:style-name="T15">b</text:span><text:span text:style-name="T7">%2==0)</text:span></text:p>
      <text:p text:style-name="P18"><text:span text:style-name="T7"><text:tab/><text:tab/><text:tab/><text:tab/></text:span><text:span text:style-name="T15">sum</text:span><text:span text:style-name="T7"> = </text:span><text:span text:style-name="T15">sum</text:span><text:span text:style-name="T7"> +</text:span><text:span text:style-name="T15">b</text:span><text:span text:style-name="T7">;</text:span></text:p>
      <text:p text:style-name="P29"><text:tab/><text:tab/><text:tab/></text:p>
      <text:p text:style-name="P29"><text:tab/><text:tab/>}</text:p>
      <text:p text:style-name="P18"><text:span text:style-name="T7"><text:tab/><text:tab/></text:span><text:span text:style-name="T1">return</text:span><text:span text:style-name="T7"> </text:span><text:span text:style-name="T15">sum</text:span><text:span text:style-name="T7">;</text:span></text:p>
      <text:p text:style-name="P29"><text:tab/>}</text:p>
      <text:p text:style-name="P40">}</text:p>
      <text:p text:style-name="P10"/>
      <text:p text:style-name="P51">13.</text:p>
      <text:p text:style-name="P51"><text:span text:style-name="T5">import</text:span> <text:span text:style-name="T31">java.util</text:span>.*;</text:p>
      <text:p text:style-name="P38"><text:span text:style-name="T4">import</text:span><text:span text:style-name="T6"> java.util.ArrayList;</text:span></text:p>
      <text:p text:style-name="P38"><text:span text:style-name="T4">import</text:span><text:span text:style-name="T6"> java.util.List;</text:span></text:p>
      <text:p text:style-name="P23"/>
      <text:p text:style-name="P38"><text:span text:style-name="T4">public</text:span><text:span text:style-name="T6"> </text:span><text:span text:style-name="T4">class</text:span><text:span text:style-name="T6"> UserCode</text:span></text:p>
      <text:p text:style-name="P34">{</text:p>
      <text:p text:style-name="P38"><text:span text:style-name="T6"><text:s text:c="2"/></text:span><text:span text:style-name="T4">public</text:span><text:span text:style-name="T6"> </text:span><text:span text:style-name="T4">static</text:span><text:span text:style-name="T6"> </text:span><text:span text:style-name="T4">int</text:span><text:span text:style-name="T6">[] removalOfGivenElementFromArray(</text:span><text:span text:style-name="T4">int</text:span><text:span text:style-name="T6">[] </text:span><text:span text:style-name="T14">a</text:span><text:span text:style-name="T6">, </text:span><text:span text:style-name="T4">int</text:span><text:span text:style-name="T6"> </text:span><text:span text:style-name="T14">c</text:span><text:span text:style-name="T6">)</text:span></text:p>
      <text:p text:style-name="P34"><text:s text:c="2"/>{</text:p>
      <text:p text:style-name="P38"><text:span text:style-name="T6"><text:s text:c="4"/>List&lt;Integer&gt; </text:span><text:span text:style-name="T14">l</text:span><text:span text:style-name="T6">= </text:span><text:span text:style-name="T4">new</text:span><text:span text:style-name="T6"> ArrayList&lt;Integer&gt;();</text:span></text:p>
      <text:p text:style-name="P38"><text:span text:style-name="T6"><text:s text:c="4"/></text:span><text:span text:style-name="T4">for</text:span><text:span text:style-name="T6">(</text:span><text:span text:style-name="T4">int</text:span><text:span text:style-name="T6"> </text:span><text:span text:style-name="T14">i</text:span><text:span text:style-name="T6">:</text:span><text:span text:style-name="T14">a</text:span><text:span text:style-name="T6">)</text:span></text:p>
      <text:p text:style-name="P34"><text:s text:c="4"/>{</text:p>
      <text:p text:style-name="P38"><text:span text:style-name="T6"><text:s text:c="4"/><text:tab/></text:span><text:span text:style-name="T4">if</text:span><text:span text:style-name="T6">(</text:span><text:span text:style-name="T14">i</text:span><text:span text:style-name="T6">!=</text:span><text:span text:style-name="T14">c</text:span><text:span text:style-name="T6">)</text:span></text:p>
      <text:p text:style-name="P34"><text:s text:c="4"/><text:tab/>{</text:p>
      <text:p text:style-name="P38"><text:span text:style-name="T6"><text:s text:c="4"/><text:tab/><text:tab/></text:span><text:span text:style-name="T14">l</text:span><text:span text:style-name="T6">.add(</text:span><text:span text:style-name="T14">i</text:span><text:span text:style-name="T6">);</text:span></text:p>
      <text:p text:style-name="P34"><text:s text:c="4"/><text:tab/>}</text:p>
      <text:p text:style-name="P34"><text:soft-page-break/><text:s text:c="2"/>}</text:p>
      <text:p text:style-name="P38"><text:span text:style-name="T6"><text:s text:c="2"/></text:span><text:span text:style-name="T4">int</text:span><text:span text:style-name="T6">[] </text:span><text:span text:style-name="T14">a1</text:span><text:span text:style-name="T6">= </text:span><text:span text:style-name="T4">new</text:span><text:span text:style-name="T6"> </text:span><text:span text:style-name="T4">int</text:span><text:span text:style-name="T6">[</text:span><text:span text:style-name="T14">l</text:span><text:span text:style-name="T6">.size()];</text:span></text:p>
      <text:p text:style-name="P38"><text:span text:style-name="T6"><text:s text:c="2"/></text:span><text:span text:style-name="T4">for</text:span><text:span text:style-name="T6">(</text:span><text:span text:style-name="T4">int</text:span><text:span text:style-name="T6"> </text:span><text:span text:style-name="T14">i</text:span><text:span text:style-name="T6">=0;</text:span><text:span text:style-name="T14">i</text:span><text:span text:style-name="T6">&lt;</text:span><text:span text:style-name="T14">l</text:span><text:span text:style-name="T6">.size();</text:span><text:span text:style-name="T14">i</text:span><text:span text:style-name="T6">++)</text:span></text:p>
      <text:p text:style-name="P34"><text:s text:c="2"/>{</text:p>
      <text:p text:style-name="P38"><text:span text:style-name="T6"><text:tab/> <text:s/></text:span><text:span text:style-name="T14">a1</text:span><text:span text:style-name="T6">[</text:span><text:span text:style-name="T14">i</text:span><text:span text:style-name="T6">]=</text:span><text:span text:style-name="T14">l</text:span><text:span text:style-name="T6">.get(</text:span><text:span text:style-name="T14">i</text:span><text:span text:style-name="T6">);</text:span></text:p>
      <text:p text:style-name="P34"><text:s text:c="2"/>}</text:p>
      <text:p text:style-name="P38"><text:span text:style-name="T6"><text:s text:c="2"/></text:span><text:span text:style-name="T4">return</text:span><text:span text:style-name="T6"> </text:span><text:span text:style-name="T14">a1</text:span><text:span text:style-name="T6">;</text:span></text:p>
      <text:p text:style-name="P34">}</text:p>
      <text:p text:style-name="P61">}</text:p>
      <text:p text:style-name="P51"/>
      <text:p text:style-name="P5"/>
      <text:p text:style-name="P7">15.</text:p>
      <text:p text:style-name="P7"><text:span text:style-name="T5">import</text:span> <text:span text:style-name="T31">java.util</text:span>.*;</text:p>
      <text:p text:style-name="P22"/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additionOfnonPrimeNos(</text:span><text:span text:style-name="T1">int</text:span><text:span text:style-name="T7"> </text:span><text:span text:style-name="T15">i</text:span><text:span text:style-name="T7">, </text:span><text:span text:style-name="T1">int</text:span><text:span text:style-name="T7"> </text:span><text:span text:style-name="T15">j</text:span><text:span text:style-name="T7">){</text:span></text:p>
      <text:p text:style-name="P18"><text:span text:style-name="T7"><text:tab/></text:span><text:span text:style-name="T22">/*</text:span></text:p>
      <text:p text:style-name="P27"><text:tab/> * Retrieve the non-prime numbers within the range of a given input.</text:p>
      <text:p text:style-name="P27"><text:tab/> * Add-up the non-prime numbers and return the result.</text:p>
      <text:p text:style-name="P27"><text:tab/> Input Range: 0 to 10</text:p>
      <text:p text:style-name="P28"><text:tab/> Result: 38*/</text:p>
      <text:p text:style-name="P23"/>
      <text:p text:style-name="P38"><text:span text:style-name="T4">int</text:span><text:span text:style-name="T6"> </text:span><text:span text:style-name="T14">sum</text:span><text:span text:style-name="T6"> = 0;</text:span></text:p>
      <text:p text:style-name="P38"><text:span text:style-name="T4">int</text:span><text:span text:style-name="T6"> </text:span><text:span text:style-name="T14">k</text:span><text:span text:style-name="T6"> = 0;</text:span></text:p>
      <text:p text:style-name="P34"><text:s/></text:p>
      <text:p text:style-name="P38"><text:span text:style-name="T4">for</text:span><text:span text:style-name="T6"> (</text:span><text:span text:style-name="T4">int</text:span><text:span text:style-name="T6"> </text:span><text:span text:style-name="T19">l</text:span><text:span text:style-name="T6"> = </text:span><text:span text:style-name="T14">i</text:span><text:span text:style-name="T6">; </text:span><text:span text:style-name="T20">l</text:span><text:span text:style-name="T6"> &lt;= </text:span><text:span text:style-name="T14">j</text:span><text:span text:style-name="T6">; </text:span><text:span text:style-name="T19">l</text:span><text:span text:style-name="T6">++) {</text:span></text:p>
      <text:p text:style-name="P38"><text:span text:style-name="T14">k</text:span><text:span text:style-name="T6"> = 0;</text:span></text:p>
      <text:p text:style-name="P38"><text:span text:style-name="T4">for</text:span><text:span text:style-name="T6"> (</text:span><text:span text:style-name="T4">int</text:span><text:span text:style-name="T6"> </text:span><text:span text:style-name="T14">m</text:span><text:span text:style-name="T6"> = 1; </text:span><text:span text:style-name="T14">m</text:span><text:span text:style-name="T6"> &lt;= </text:span><text:span text:style-name="T20">l</text:span><text:span text:style-name="T6">; </text:span><text:span text:style-name="T14">m</text:span><text:span text:style-name="T6">++) {</text:span></text:p>
      <text:p text:style-name="P38"><text:span text:style-name="T4">if</text:span><text:span text:style-name="T6"> (</text:span><text:span text:style-name="T20">l</text:span><text:span text:style-name="T6"> % </text:span><text:span text:style-name="T14">m</text:span><text:span text:style-name="T6"> == 0)</text:span></text:p>
      <text:p text:style-name="P38"><text:span text:style-name="T14">k</text:span><text:span text:style-name="T6">++;</text:span></text:p>
      <text:p text:style-name="P34">}</text:p>
      <text:p text:style-name="P38"><text:span text:style-name="T4">if</text:span><text:span text:style-name="T6"> (</text:span><text:span text:style-name="T14">k</text:span><text:span text:style-name="T6"> != 2) {</text:span></text:p>
      <text:p text:style-name="P38"><text:span text:style-name="T14">sum</text:span><text:span text:style-name="T6"> = </text:span><text:span text:style-name="T14">sum</text:span><text:span text:style-name="T6"> + </text:span><text:span text:style-name="T20">l</text:span><text:span text:style-name="T6">;</text:span></text:p>
      <text:p text:style-name="P34">}</text:p>
      <text:p text:style-name="P34">}</text:p>
      <text:p text:style-name="P34"><text:s/></text:p>
      <text:p text:style-name="P38"><text:span text:style-name="T4">return</text:span><text:span text:style-name="T6"> </text:span><text:span text:style-name="T14">sum</text:span><text:span text:style-name="T6">;</text:span></text:p>
      <text:p text:style-name="P34">}</text:p>
      <text:p text:style-name="P11">}</text:p>
      <text:p text:style-name="P11"/>
      <text:p text:style-name="P7">----------------------------------------------------------------</text:p>
      <text:p text:style-name="P12">16.</text:p>
      <text:p text:style-name="P12"><text:span text:style-name="T5">import</text:span> <text:span text:style-name="T31">java.text.DecimalFormat</text:span>;</text:p>
      <text:p text:style-name="P18"><text:span text:style-name="T1">import</text:span><text:span text:style-name="T7"> java.util.*;</text:span></text:p>
      <text:p text:style-name="P22"/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float</text:span><text:span text:style-name="T7"> avgOfEvenKeyValues(Map&lt;Integer, Float&gt; </text:span><text:span text:style-name="T17">m1</text:span><text:span text:style-name="T7">) {</text:span></text:p>
      <text:p text:style-name="P29"><text:tab/><text:tab/></text:p>
      <text:p text:style-name="P29"><text:tab/><text:tab/></text:p>
      <text:p text:style-name="P18"><text:span text:style-name="T7"><text:tab/><text:tab/></text:span><text:span text:style-name="T22">/* <text:s/>Input is a map&lt;Integer,Float&gt; {1:2.3,2:5.6,3:7.7,4:8.4}</text:span></text:p>
      <text:p text:style-name="P27"><text:tab/><text:tab/> <text:s text:c="3"/>Get the Even number from keys and find the average of values of these keys.</text:p>
      <text:p text:style-name="P27"><text:tab/><text:tab/> <text:s text:c="3"/>Answer should be rounded to two numbers after decimal</text:p>
      <text:p text:style-name="P18"><text:span text:style-name="T22"><text:tab/><text:tab/> <text:s text:c="3"/></text:span><text:span text:style-name="T23">eg</text:span><text:span text:style-name="T22">:- if the output number is 15.2499999,it should be rounded </text:span><text:span text:style-name="T23">upto</text:span><text:span text:style-name="T22"> 15.25</text:span></text:p>
      <text:p text:style-name="P27"><text:tab/><text:tab/> * </text:p>
      <text:p text:style-name="P27"><text:tab/><text:tab/> */</text:p>
      <text:p text:style-name="P29"><text:tab/></text:p>
      <text:p text:style-name="P18"><text:soft-page-break/><text:span text:style-name="T7"><text:tab/><text:tab/><text:tab/> <text:s text:c="3"/></text:span><text:span text:style-name="T1">float</text:span><text:span text:style-name="T7"> </text:span><text:span text:style-name="T15">sum</text:span><text:span text:style-name="T7"> = 0;</text:span></text:p>
      <text:p text:style-name="P18"><text:span text:style-name="T7"><text:tab/><text:tab/><text:tab/> <text:s text:c="3"/></text:span><text:span text:style-name="T1">int</text:span><text:span text:style-name="T7"> </text:span><text:span text:style-name="T15">count</text:span><text:span text:style-name="T7"> = 0;</text:span></text:p>
      <text:p text:style-name="P29"><text:tab/><text:tab/><text:tab/> <text:s text:c="2"/></text:p>
      <text:p text:style-name="P18"><text:span text:style-name="T7"><text:tab/><text:tab/><text:tab/><text:tab/>Iterator&lt;Integer&gt; </text:span><text:span text:style-name="T15">it</text:span><text:span text:style-name="T7"> = </text:span><text:span text:style-name="T18">m1</text:span><text:span text:style-name="T7">.keySet().iterator();</text:span></text:p>
      <text:p text:style-name="P18"><text:span text:style-name="T7"><text:tab/><text:tab/><text:tab/> <text:s text:c="3"/></text:span><text:span text:style-name="T1">while</text:span><text:span text:style-name="T7"> (</text:span><text:span text:style-name="T15">it</text:span><text:span text:style-name="T7">.hasNext()) {</text:span></text:p>
      <text:p text:style-name="P18"><text:span text:style-name="T7"><text:tab/><text:tab/><text:tab/> <text:s text:c="5"/></text:span><text:span text:style-name="T1">int</text:span><text:span text:style-name="T7"> </text:span><text:span text:style-name="T15">y</text:span><text:span text:style-name="T7"> = </text:span><text:span text:style-name="T15">it</text:span><text:span text:style-name="T7">.next();</text:span></text:p>
      <text:p text:style-name="P18"><text:span text:style-name="T7"><text:tab/><text:tab/><text:tab/> <text:s text:c="5"/></text:span><text:span text:style-name="T1">if</text:span><text:span text:style-name="T7"> (</text:span><text:span text:style-name="T15">y</text:span><text:span text:style-name="T7"> % 2 == 0) {</text:span></text:p>
      <text:p text:style-name="P18"><text:span text:style-name="T7"><text:tab/><text:tab/><text:tab/> <text:s text:c="7"/></text:span><text:span text:style-name="T15">sum</text:span><text:span text:style-name="T7"> = (</text:span><text:span text:style-name="T1">float</text:span><text:span text:style-name="T7">) (</text:span><text:span text:style-name="T15">sum</text:span><text:span text:style-name="T7"> + </text:span><text:span text:style-name="T18">m1</text:span><text:span text:style-name="T7">.get(</text:span><text:span text:style-name="T15">y</text:span><text:span text:style-name="T7">));</text:span></text:p>
      <text:p text:style-name="P18"><text:span text:style-name="T7"><text:tab/><text:tab/><text:tab/> <text:s text:c="7"/></text:span><text:span text:style-name="T15">count</text:span><text:span text:style-name="T7">++;</text:span></text:p>
      <text:p text:style-name="P29"><text:tab/><text:tab/><text:tab/> <text:s text:c="5"/>}</text:p>
      <text:p text:style-name="P29"><text:tab/><text:tab/><text:tab/> <text:s text:c="3"/>}</text:p>
      <text:p text:style-name="P18"><text:span text:style-name="T7"><text:tab/><text:tab/><text:tab/> <text:s text:c="3"/></text:span><text:span text:style-name="T1">float</text:span><text:span text:style-name="T7"> </text:span><text:span text:style-name="T15">d</text:span><text:span text:style-name="T7"> = </text:span><text:span text:style-name="T15">sum</text:span><text:span text:style-name="T7"> / </text:span><text:span text:style-name="T15">count</text:span><text:span text:style-name="T7">;</text:span></text:p>
      <text:p text:style-name="P18"><text:span text:style-name="T7"><text:tab/><text:tab/><text:tab/> <text:s text:c="2"/></text:span><text:span text:style-name="T1">double</text:span><text:span text:style-name="T7"> </text:span><text:span text:style-name="T15">r</text:span><text:span text:style-name="T7">=Math.</text:span><text:span text:style-name="T13">round</text:span><text:span text:style-name="T7">(</text:span><text:span text:style-name="T15">d</text:span><text:span text:style-name="T7">*100)/100.00;</text:span></text:p>
      <text:p text:style-name="P18"><text:span text:style-name="T7"><text:tab/><text:tab/><text:tab/> <text:s text:c="2"/></text:span><text:span text:style-name="T1">return</text:span><text:span text:style-name="T7"> (</text:span><text:span text:style-name="T1">float</text:span><text:span text:style-name="T7">)</text:span><text:span text:style-name="T15">r</text:span><text:span text:style-name="T7">;</text:span></text:p>
      <text:p text:style-name="P29"><text:tab/><text:tab/><text:tab/> <text:s/>}</text:p>
      <text:p text:style-name="P45"><text:tab/><text:tab/><text:tab/>}</text:p>
      <text:p text:style-name="P12"/>
      <text:p text:style-name="P13">18.</text:p>
      <text:p text:style-name="P13"/>
      <text:p text:style-name="P18"><text:span text:style-name="T7">import </text:span><text:span text:style-name="T27">java.util.ArrayList;</text:span></text:p>
      <text:p text:style-name="P18"><text:span text:style-name="T7">import </text:span><text:span text:style-name="T27">java.util.HashMap;</text:span></text:p>
      <text:p text:style-name="P18"><text:span text:style-name="T7">import </text:span><text:span text:style-name="T27">java.util.Map;</text:span></text:p>
      <text:p text:style-name="P18"><text:span text:style-name="T7">import </text:span><text:span text:style-name="T27">java.util.TreeMap;</text:span></text:p>
      <text:p text:style-name="P18"><text:span text:style-name="T7">import </text:span><text:span text:style-name="T27">java.util.*;</text:span></text:p>
      <text:p text:style-name="P18"><text:span text:style-name="T7">public </text:span><text:span text:style-name="T27">class</text:span><text:span text:style-name="T7"> </text:span><text:span text:style-name="T27">UserCode</text:span><text:span text:style-name="T7"> </text:span><text:span text:style-name="T27">{</text:span></text:p>
      <text:p text:style-name="P18"><text:span text:style-name="T7"><text:tab/>public </text:span><text:span text:style-name="T27">static</text:span><text:span text:style-name="T7"> </text:span><text:span text:style-name="T27">Map&lt;String,</text:span><text:span text:style-name="T7"> </text:span><text:span text:style-name="T27">String&gt;</text:span><text:span text:style-name="T7"> </text:span><text:span text:style-name="T29">uppercase</text:span><text:span text:style-name="T27">(String[]</text:span><text:span text:style-name="T7"> </text:span><text:span text:style-name="T29">temp</text:span><text:span text:style-name="T27">)</text:span><text:span text:style-name="T7"> </text:span><text:span text:style-name="T27">{</text:span></text:p>
      <text:p text:style-name="P18"><text:span text:style-name="T7"><text:tab/><text:tab/>/*Create </text:span><text:span text:style-name="T27">a</text:span><text:span text:style-name="T7"> </text:span><text:span text:style-name="T27">program</text:span><text:span text:style-name="T7"> </text:span><text:span text:style-name="T27">to</text:span><text:span text:style-name="T7"> </text:span><text:span text:style-name="T27">get</text:span><text:span text:style-name="T7"> </text:span><text:span text:style-name="T27">the</text:span><text:span text:style-name="T7"> </text:span><text:span text:style-name="T29">hashmap</text:span><text:span text:style-name="T7"> </text:span><text:span text:style-name="T27">in</text:span><text:span text:style-name="T7"> </text:span><text:span text:style-name="T27">ascending</text:span><text:span text:style-name="T7"> </text:span><text:span text:style-name="T27">order</text:span><text:span text:style-name="T7"> </text:span><text:span text:style-name="T27">from</text:span><text:span text:style-name="T7"> </text:span><text:span text:style-name="T27">the</text:span><text:span text:style-name="T7"> </text:span><text:span text:style-name="T27">given</text:span><text:span text:style-name="T7"> </text:span><text:span text:style-name="T27">input</text:span><text:span text:style-name="T7"> </text:span><text:span text:style-name="T27">string</text:span><text:span text:style-name="T7"> </text:span><text:span text:style-name="T27">array</text:span><text:span text:style-name="T7"> </text:span></text:p>
      <text:p text:style-name="P18"><text:span text:style-name="T7"><text:tab/><text:tab/> * </text:span><text:span text:style-name="T27">where</text:span><text:span text:style-name="T7"> </text:span><text:span text:style-name="T27">the</text:span><text:span text:style-name="T7"> </text:span><text:span text:style-name="T27">key</text:span><text:span text:style-name="T7"> </text:span><text:span text:style-name="T27">for</text:span><text:span text:style-name="T7"> </text:span><text:span text:style-name="T27">the</text:span><text:span text:style-name="T7"> </text:span><text:span text:style-name="T29">hashmap</text:span><text:span text:style-name="T7"> </text:span><text:span text:style-name="T27">is</text:span><text:span text:style-name="T7"> </text:span><text:span text:style-name="T27">first</text:span><text:span text:style-name="T7"> </text:span><text:span text:style-name="T27">three</text:span><text:span text:style-name="T7"> </text:span><text:span text:style-name="T27">letters</text:span><text:span text:style-name="T7"> </text:span><text:span text:style-name="T27">of</text:span><text:span text:style-name="T7"> </text:span><text:span text:style-name="T27">array</text:span><text:span text:style-name="T7"> </text:span><text:span text:style-name="T27">element</text:span><text:span text:style-name="T7"> </text:span></text:p>
      <text:p text:style-name="P18"><text:span text:style-name="T7"><text:tab/><text:tab/> * </text:span><text:span text:style-name="T27">in</text:span><text:span text:style-name="T7"> </text:span><text:span text:style-name="T29">uppercase</text:span><text:span text:style-name="T7"> </text:span><text:span text:style-name="T27">and</text:span><text:span text:style-name="T7"> </text:span><text:span text:style-name="T27">the</text:span><text:span text:style-name="T7"> </text:span><text:span text:style-name="T27">value</text:span><text:span text:style-name="T7"> </text:span><text:span text:style-name="T27">of</text:span><text:span text:style-name="T7"> </text:span><text:span text:style-name="T29">hashmap</text:span><text:span text:style-name="T7"> </text:span><text:span text:style-name="T27">is</text:span><text:span text:style-name="T7"> </text:span><text:span text:style-name="T27">the</text:span><text:span text:style-name="T7"> </text:span><text:span text:style-name="T27">element</text:span><text:span text:style-name="T7"> </text:span><text:span text:style-name="T27">itself</text:span></text:p>
      <text:p text:style-name="P18"><text:span text:style-name="T7"><text:tab/><text:tab/> </text:span></text:p>
      <text:p text:style-name="P18"><text:span text:style-name="T7"><text:tab/><text:tab/> * </text:span><text:span text:style-name="T27">Input:{\u201Cgoa\u201D,\u201Dkerala\u201D,\u201Dgujarat\u201D}</text:span><text:span text:style-name="T7"> <text:s text:c="16"/></text:span><text:span text:style-name="T27">[string</text:span><text:span text:style-name="T7"> </text:span><text:span text:style-name="T27">array]</text:span></text:p>
      <text:p text:style-name="P18"><text:span text:style-name="T7"><text:s text:c="3"/><text:tab/><text:tab/> <text:s text:c="2"/>Output:</text:span><text:span text:style-name="T27">{{GOA,</text:span><text:span text:style-name="T29">goa</text:span><text:span text:style-name="T27">},{KER,</text:span><text:span text:style-name="T29">kerala</text:span><text:span text:style-name="T27">},{GUJ,</text:span><text:span text:style-name="T29">Gujarat</text:span><text:span text:style-name="T27">}}</text:span><text:span text:style-name="T7"> <text:s text:c="3"/></text:span><text:span text:style-name="T27">[</text:span><text:span text:style-name="T29">hashmap</text:span><text:span text:style-name="T27">]</text:span></text:p>
      <text:p text:style-name="P18"><text:span text:style-name="T7"><text:tab/>*/</text:span></text:p>
      <text:p text:style-name="P22"/>
      <text:p text:style-name="P18"><text:span text:style-name="T7">TreeMap&lt;String, </text:span><text:span text:style-name="T27">String&gt;</text:span><text:span text:style-name="T7"> </text:span><text:span text:style-name="T29">tm</text:span><text:span text:style-name="T7"> </text:span><text:span text:style-name="T27">=</text:span><text:span text:style-name="T7"> </text:span><text:span text:style-name="T27">new</text:span><text:span text:style-name="T7"> </text:span><text:span text:style-name="T27">TreeMap&lt;String,</text:span><text:span text:style-name="T7"> </text:span><text:span text:style-name="T27">String&gt;();</text:span></text:p>
      <text:p text:style-name="P18"><text:span text:style-name="T7">ArrayList&lt;String&gt; </text:span><text:span text:style-name="T27">lst1</text:span><text:span text:style-name="T7"> </text:span><text:span text:style-name="T27">=</text:span><text:span text:style-name="T7"> </text:span><text:span text:style-name="T27">new</text:span><text:span text:style-name="T7"> </text:span><text:span text:style-name="T27">ArrayList&lt;String&gt;();</text:span></text:p>
      <text:p text:style-name="P18"><text:span text:style-name="T7">ArrayList&lt;String&gt; </text:span><text:span text:style-name="T27">lst2</text:span><text:span text:style-name="T7"> </text:span><text:span text:style-name="T27">=</text:span><text:span text:style-name="T7"> </text:span><text:span text:style-name="T27">new</text:span><text:span text:style-name="T7"> </text:span><text:span text:style-name="T27">ArrayList&lt;String&gt;();</text:span></text:p>
      <text:p text:style-name="P18"><text:span text:style-name="T7">for(String </text:span><text:span text:style-name="T27">s</text:span><text:span text:style-name="T7"> </text:span><text:span text:style-name="T27">:</text:span><text:span text:style-name="T7"> </text:span><text:span text:style-name="T29">temp</text:span><text:span text:style-name="T27">)</text:span></text:p>
      <text:p text:style-name="P18"><text:span text:style-name="T7">lst1.add(s.toUpperCase().substring(0,3));</text:span></text:p>
      <text:p text:style-name="P18"><text:span text:style-name="T7">for(String </text:span><text:span text:style-name="T27">s</text:span><text:span text:style-name="T7"> </text:span><text:span text:style-name="T27">:</text:span><text:span text:style-name="T7"> </text:span><text:span text:style-name="T29">temp</text:span><text:span text:style-name="T27">)</text:span></text:p>
      <text:p text:style-name="P18"><text:span text:style-name="T7">lst2.add(s);</text:span></text:p>
      <text:p text:style-name="P18"><text:span text:style-name="T7">for(int </text:span><text:span text:style-name="T27">i=0;i&lt;temp.length;i++)</text:span></text:p>
      <text:p text:style-name="P18"><text:span text:style-name="T7">{</text:span></text:p>
      <text:p text:style-name="P18"><text:span text:style-name="T7">tm.put(lst1.get(i),lst2.get(i));</text:span></text:p>
      <text:p text:style-name="P18"><text:span text:style-name="T7">}</text:span></text:p>
      <text:p text:style-name="P18"><text:span text:style-name="T7">//System.out.println(map);</text:span></text:p>
      <text:p text:style-name="P18"><text:span text:style-name="T7">for(Map.Entry&lt;String, </text:span><text:span text:style-name="T27">String&gt;</text:span><text:span text:style-name="T7"> </text:span><text:span text:style-name="T29">ans</text:span><text:span text:style-name="T27">:</text:span><text:span text:style-name="T7"> </text:span><text:span text:style-name="T27">tm.entrySet())</text:span></text:p>
      <text:p text:style-name="P18"><text:span text:style-name="T7">{</text:span></text:p>
      <text:p text:style-name="P18"><text:span text:style-name="T7">System.out.println(ans.getKey()+":</text:span><text:span text:style-name="T27">"+ans.getValue());</text:span></text:p>
      <text:p text:style-name="P18"><text:span text:style-name="T7">}</text:span></text:p>
      <text:p text:style-name="P18"><text:span text:style-name="T7">return </text:span><text:span text:style-name="T29">tm</text:span><text:span text:style-name="T27">;</text:span></text:p>
      <text:p text:style-name="P13"><text:tab/>}</text:p>
      <text:p text:style-name="P46">}</text:p>
      <text:p text:style-name="P13"/>
      <text:p text:style-name="P15">19.</text:p>
      <text:p text:style-name="P15"><text:soft-page-break/>import java.util.HashMap;</text:p>
      <text:p text:style-name="P15">import java.util.Iterator;</text:p>
      <text:p text:style-name="P15">import java.util.Map;</text:p>
      <text:p text:style-name="P15">public class UserCode {</text:p>
      <text:p text:style-name="P15"><text:tab/>public static int avgValuesOfOddKeys(Map&lt;Integer, Integer&gt; m1) {</text:p>
      <text:p text:style-name="P15"><text:tab/>/*<text:tab/>In a hashmap if key is odd then find average of value as integer</text:p>
      <text:p text:style-name="P15"><text:tab/> * </text:p>
      <text:p text:style-name="P15"><text:tab/> <text:s text:c="3"/>ex1:Input={1:4,2:6,4:7,5:9}</text:p>
      <text:p text:style-name="P15"><text:tab/> <text:s text:c="7"/>output=(4+9)/2</text:p>
      <text:p text:style-name="P15"><text:tab/> <text:s text:c="3"/>ex2:Input={1:4,3:6,4:7,5:9}</text:p>
      <text:p text:style-name="P15"><text:tab/> <text:s text:c="7"/>output=(4+6+9)/3</text:p>
      <text:p text:style-name="P15"><text:s text:c="4"/>If all the keys in input are given as even. Then return 0;</text:p>
      <text:p text:style-name="P15"><text:tab/> */ <text:s text:c="3"/></text:p>
      <text:p text:style-name="P15"><text:tab/><text:tab/>int avg=0, sum=0, count=0;</text:p>
      <text:p text:style-name="P15"><text:tab/><text:tab/>for(Map.Entry m:m1.entrySet())</text:p>
      <text:p text:style-name="P15"><text:tab/><text:tab/>{</text:p>
      <text:p text:style-name="P15"><text:tab/><text:tab/><text:tab/>int a =(int) m.getKey();</text:p>
      <text:p text:style-name="P15"><text:tab/><text:tab/><text:tab/>if(a%2!=0)</text:p>
      <text:p text:style-name="P15"><text:tab/><text:tab/><text:tab/>{</text:p>
      <text:p text:style-name="P15"><text:tab/><text:tab/><text:tab/><text:tab/>int d=(int)m.getValue();</text:p>
      <text:p text:style-name="P15"><text:tab/><text:tab/><text:tab/><text:tab/>sum =sum+d;</text:p>
      <text:p text:style-name="P15"><text:tab/><text:tab/><text:tab/><text:tab/>count++;</text:p>
      <text:p text:style-name="P15"><text:tab/><text:tab/><text:tab/>}</text:p>
      <text:p text:style-name="P15"><text:tab/><text:tab/>}</text:p>
      <text:p text:style-name="P15"><text:tab/><text:tab/>avg=sum/count;</text:p>
      <text:p text:style-name="P15"><text:tab/><text:tab/>return avg;</text:p>
      <text:p text:style-name="P15"><text:tab/>}</text:p>
      <text:p text:style-name="P48">}</text:p>
      <text:p text:style-name="P15"/>
      <text:p text:style-name="P13"/>
      <text:p text:style-name="P14">20.</text:p>
      <text:p text:style-name="P14">import java.util.ArrayList;</text:p>
      <text:p text:style-name="P14">import java.util.HashMap;</text:p>
      <text:p text:style-name="P14">import java.util.Map;</text:p>
      <text:p text:style-name="P14">import java.util.Map.Entry;</text:p>
      <text:p text:style-name="P14">public class UserCode {</text:p>
      <text:p text:style-name="P14"><text:tab/>public static String[] input(Map&lt;String,String&gt; m1 ,String s2) {</text:p>
      <text:p text:style-name="P14"><text:tab/>/*<text:tab/>Write a Program that gets input as Hashmap values.</text:p>
      <text:p text:style-name="P14"><text:tab/> * <text:s/>Print the keys that matched the given value in string array.</text:p>
      <text:p text:style-name="P14"><text:tab/> * <text:s/>I/P hashmap&lt;String String&gt;{"ram:hari","cisco:barfi","honeywell:cs","cts:hari"};</text:p>
      <text:p text:style-name="P14"><text:tab/> <text:s text:c="3"/>I/p 2="hari";</text:p>
      <text:p text:style-name="P14"><text:s text:c="2"/></text:p>
      <text:p text:style-name="P14"><text:tab/><text:tab/>o/p string[]={"ram","cts"}; <text:s text:c="3"/>*/</text:p>
      <text:p text:style-name="P14"><text:tab/><text:tab/>ArrayList&lt;String&gt;l1 = new ArrayList&lt;String&gt;();</text:p>
      <text:p text:style-name="P14"><text:tab/><text:tab/>for(Entry&lt;String, String&gt; m:m1.entrySet())</text:p>
      <text:p text:style-name="P14"><text:tab/><text:tab/>{</text:p>
      <text:p text:style-name="P14"><text:tab/><text:tab/><text:tab/>m.getKey();</text:p>
      <text:p text:style-name="P14"><text:tab/><text:tab/><text:tab/>m.getValue();</text:p>
      <text:p text:style-name="P14"><text:tab/><text:tab/><text:tab/>if(m.getValue().equals(s2))</text:p>
      <text:p text:style-name="P14"><text:tab/><text:tab/><text:tab/><text:tab/>l1.add(m.getKey());</text:p>
      <text:p text:style-name="P14"><text:tab/><text:tab/>}</text:p>
      <text:p text:style-name="P14"><text:tab/><text:tab/><text:tab/>String[] op = new String[l1.size()];</text:p>
      <text:p text:style-name="P14"><text:tab/><text:tab/><text:tab/>for(int i=0;i&lt;l1.size();i++)</text:p>
      <text:p text:style-name="P14"><text:tab/><text:tab/><text:tab/>{</text:p>
      <text:p text:style-name="P14"><text:tab/><text:tab/><text:tab/><text:tab/>op[i]=l1.get(i);</text:p>
      <text:p text:style-name="P14"><text:tab/><text:tab/><text:tab/><text:tab/>System.out.println(op[i]);</text:p>
      <text:p text:style-name="P14"><text:tab/><text:tab/><text:tab/></text:p>
      <text:p text:style-name="P14"><text:soft-page-break/><text:tab/><text:tab/><text:tab/>}</text:p>
      <text:p text:style-name="P14"><text:tab/><text:tab/><text:tab/>return op;</text:p>
      <text:p text:style-name="P14"><text:tab/></text:p>
      <text:p text:style-name="P14"><text:tab/><text:tab/>}</text:p>
      <text:p text:style-name="P47">}<text:tab/></text:p>
      <text:p text:style-name="P14"/>
      <text:p text:style-name="P6"/>
      <text:p text:style-name="P6"/>
      <text:p text:style-name="P6">23.</text:p>
      <text:p text:style-name="P6"/>
      <text:p text:style-name="P6"><text:span text:style-name="T5">import</text:span> java.util.*;</text:p>
      <text:p text:style-name="P22"/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1">String</text:span><text:span text:style-name="T7"> removalOfDuplicateCharacters(String </text:span><text:span text:style-name="T15">s1</text:span><text:span text:style-name="T7">){</text:span></text:p>
      <text:p text:style-name="P18"><text:span text:style-name="T7"><text:tab/><text:tab/></text:span><text:span text:style-name="T22">/*Write a Program that accepts a string and removes the duplicate characters.</text:span></text:p>
      <text:p text:style-name="P27">Using Linked HashSet</text:p>
      <text:p text:style-name="P22"/>
      <text:p text:style-name="P18"><text:span text:style-name="T22"><text:s text:c="9"/>Input : <text:s/></text:span><text:span text:style-name="T23">aabbcccdcc</text:span></text:p>
      <text:p text:style-name="P18"><text:span text:style-name="T22"><text:tab/> <text:s text:c="4"/>Output: <text:s text:c="2"/></text:span><text:span text:style-name="T23">abcd</text:span><text:span text:style-name="T22"> <text:s text:c="11"/>*/</text:span></text:p>
      <text:p text:style-name="P29"><text:tab/><text:tab/></text:p>
      <text:p text:style-name="P22"/>
      <text:p text:style-name="P18"><text:span text:style-name="T7"><text:tab/><text:tab/></text:span><text:span text:style-name="T1">char</text:span><text:span text:style-name="T7">[] </text:span><text:span text:style-name="T15">chars</text:span><text:span text:style-name="T7"> = </text:span><text:span text:style-name="T15">s1</text:span><text:span text:style-name="T7">.toCharArray();</text:span></text:p>
      <text:p text:style-name="P18"><text:span text:style-name="T7"><text:tab/><text:tab/>Set&lt;Character&gt; </text:span><text:span text:style-name="T15">charSet</text:span><text:span text:style-name="T7"> = </text:span><text:span text:style-name="T1">new</text:span><text:span text:style-name="T7"> LinkedHashSet&lt;Character&gt;();</text:span></text:p>
      <text:p text:style-name="P18"><text:span text:style-name="T7"><text:tab/><text:tab/></text:span><text:span text:style-name="T1">for</text:span><text:span text:style-name="T7"> (</text:span><text:span text:style-name="T1">char</text:span><text:span text:style-name="T7"> </text:span><text:span text:style-name="T15">c</text:span><text:span text:style-name="T7"> : </text:span><text:span text:style-name="T15">chars</text:span><text:span text:style-name="T7">) {</text:span></text:p>
      <text:p text:style-name="P18"><text:span text:style-name="T7"><text:tab/><text:tab/> <text:s text:c="3"/></text:span><text:span text:style-name="T15">charSet</text:span><text:span text:style-name="T7">.add(</text:span><text:span text:style-name="T15">c</text:span><text:span text:style-name="T7">);</text:span></text:p>
      <text:p text:style-name="P29"><text:tab/><text:tab/>}</text:p>
      <text:p text:style-name="P22"/>
      <text:p text:style-name="P18"><text:span text:style-name="T7"><text:tab/><text:tab/>StringBuilder </text:span><text:span text:style-name="T15">sb</text:span><text:span text:style-name="T7"> = </text:span><text:span text:style-name="T1">new</text:span><text:span text:style-name="T7"> StringBuilder();</text:span></text:p>
      <text:p text:style-name="P18"><text:span text:style-name="T7"><text:tab/><text:tab/></text:span><text:span text:style-name="T1">for</text:span><text:span text:style-name="T7"> (Character </text:span><text:span text:style-name="T15">character</text:span><text:span text:style-name="T7"> : </text:span><text:span text:style-name="T15">charSet</text:span><text:span text:style-name="T7">) {</text:span></text:p>
      <text:p text:style-name="P18"><text:span text:style-name="T7"><text:tab/><text:tab/> <text:s text:c="3"/></text:span><text:span text:style-name="T15">sb</text:span><text:span text:style-name="T7">.append(</text:span><text:span text:style-name="T15">character</text:span><text:span text:style-name="T7">);</text:span></text:p>
      <text:p text:style-name="P29"><text:tab/><text:tab/>}</text:p>
      <text:p text:style-name="P18"><text:span text:style-name="T7"><text:tab/><text:tab/></text:span><text:span text:style-name="T3">return</text:span><text:span text:style-name="T11"> (</text:span><text:span text:style-name="T18">sb</text:span><text:span text:style-name="T11">.toString());</text:span></text:p>
      <text:p text:style-name="P29"><text:tab/>}</text:p>
      <text:p text:style-name="P49">}</text:p>
      <text:p text:style-name="P6"/>
      <text:p text:style-name="P6"/>
      <text:p text:style-name="P16">24.</text:p>
      <text:p text:style-name="P16"><text:span text:style-name="T5">import</text:span> <text:span text:style-name="T31">java.util.ArrayList</text:span>;</text:p>
      <text:p text:style-name="P18"><text:span text:style-name="T1">public</text:span><text:span text:style-name="T7"> </text:span><text:span text:style-name="T1">class</text:span><text:span text:style-name="T7"> UserCode {</text:span></text:p>
      <text:p text:style-name="P18"><text:span text:style-name="T7"><text:tab/></text:span><text:span text:style-name="T1">public</text:span><text:span text:style-name="T7"> <text:s/></text:span><text:span text:style-name="T1">static</text:span><text:span text:style-name="T7"> String getStr(String[] </text:span><text:span text:style-name="T15">s1</text:span><text:span text:style-name="T7">, </text:span><text:span text:style-name="T1">int</text:span><text:span text:style-name="T7"> </text:span><text:span text:style-name="T15">ip</text:span><text:span text:style-name="T7">) {</text:span></text:p>
      <text:p text:style-name="P18"><text:span text:style-name="T7"><text:tab/></text:span><text:span text:style-name="T22">/* Print the Third character in the array</text:span></text:p>
      <text:p text:style-name="P18"><text:span text:style-name="T22"><text:tab/> * <text:tab/>Input1 ={“ABX”,”</text:span><text:span text:style-name="T23">ac</text:span><text:span text:style-name="T22">”,”</text:span><text:span text:style-name="T23">acd</text:span><text:span text:style-name="T22">,</text:span><text:span text:style-name="T23">asd</text:span><text:span text:style-name="T22">”};</text:span></text:p>
      <text:p text:style-name="P27"><text:tab/><text:tab/>Input2 =3;</text:p>
      <text:p text:style-name="P27"><text:tab/><text:tab/>Output1=X$d$d <text:s/></text:p>
      <text:p text:style-name="P27"><text:s text:c="4"/>*/</text:p>
      <text:p text:style-name="P18"><text:span text:style-name="T7"><text:tab/><text:tab/>String </text:span><text:span text:style-name="T15">res</text:span><text:span text:style-name="T7">=</text:span><text:span text:style-name="T27">""</text:span><text:span text:style-name="T7">;</text:span></text:p>
      <text:p text:style-name="P18"><text:span text:style-name="T7"><text:tab/><text:tab/></text:span><text:span text:style-name="T1">int</text:span><text:span text:style-name="T7"> </text:span><text:span text:style-name="T15">n</text:span><text:span text:style-name="T7">=</text:span><text:span text:style-name="T15">ip</text:span><text:span text:style-name="T7">-1;</text:span></text:p>
      <text:p text:style-name="P18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5">i</text:span><text:span text:style-name="T7">=0;</text:span><text:span text:style-name="T15">i</text:span><text:span text:style-name="T7">&lt;</text:span><text:span text:style-name="T15">s1</text:span><text:span text:style-name="T7">.</text:span><text:span text:style-name="T25">length</text:span><text:span text:style-name="T7">;</text:span><text:span text:style-name="T15">i</text:span><text:span text:style-name="T7">++)</text:span></text:p>
      <text:p text:style-name="P29"><text:tab/><text:tab/>{</text:p>
      <text:p text:style-name="P18"><text:span text:style-name="T7"><text:tab/><text:tab/><text:tab/>String </text:span><text:span text:style-name="T15">s2</text:span><text:span text:style-name="T7">=</text:span><text:span text:style-name="T15">s1</text:span><text:span text:style-name="T7">[</text:span><text:span text:style-name="T15">i</text:span><text:span text:style-name="T7">];</text:span></text:p>
      <text:p text:style-name="P18"><text:span text:style-name="T7"><text:tab/><text:tab/><text:tab/></text:span><text:span text:style-name="T1">if</text:span><text:span text:style-name="T7">(</text:span><text:span text:style-name="T15">s2</text:span><text:span text:style-name="T7">.length()&gt;=</text:span><text:span text:style-name="T15">ip</text:span><text:span text:style-name="T7">){</text:span></text:p>
      <text:p text:style-name="P18"><text:span text:style-name="T7"><text:tab/><text:tab/><text:tab/><text:tab/></text:span><text:span text:style-name="T15">res</text:span><text:span text:style-name="T7">=</text:span><text:span text:style-name="T15">res</text:span><text:span text:style-name="T7">+</text:span><text:span text:style-name="T15">s2</text:span><text:span text:style-name="T7">.charAt(</text:span><text:span text:style-name="T15">n</text:span><text:span text:style-name="T7">) + </text:span><text:span text:style-name="T27">"$"</text:span><text:span text:style-name="T7">;</text:span></text:p>
      <text:p text:style-name="P29"><text:tab/><text:tab/><text:tab/>}</text:p>
      <text:p text:style-name="P29"><text:tab/><text:tab/>}</text:p>
      <text:p text:style-name="P18"><text:span text:style-name="T7"><text:tab/><text:tab/>String </text:span><text:span text:style-name="T15">val</text:span><text:span text:style-name="T7">=</text:span><text:span text:style-name="T15">res</text:span><text:span text:style-name="T7">.substring(0, </text:span><text:span text:style-name="T15">res</text:span><text:span text:style-name="T7">.length()-1);</text:span></text:p>
      <text:p text:style-name="P18"><text:span text:style-name="T7"><text:tab/><text:tab/></text:span><text:span text:style-name="T1">return</text:span><text:span text:style-name="T7"> </text:span><text:span text:style-name="T15">val</text:span><text:span text:style-name="T7">;</text:span></text:p>
      <text:p text:style-name="P29"><text:tab/>}</text:p>
      <text:p text:style-name="P16"><text:soft-page-break/>}</text:p>
      <text:p text:style-name="P44"><text:tab/></text:p>
      <text:p text:style-name="P9"/>
      <text:p text:style-name="P9"/>
      <text:p text:style-name="P9"/>
      <text:p text:style-name="P9"><text:span text:style-name="T21">// remove duplicate characters in the string and return the string with character arranged in </text:span><text:span text:style-name="T24">asc</text:span><text:span text:style-name="T21"> order</text:span></text:p>
      <text:p text:style-name="P18"><text:span text:style-name="T7"><text:tab/><text:tab/></text:span><text:span text:style-name="T22">// </text:span><text:span text:style-name="T23">ip</text:span><text:span text:style-name="T22">: </text:span><text:span text:style-name="T23">sometext</text:span><text:span text:style-name="T22"> <text:tab/><text:tab/></text:span><text:span text:style-name="T23">op</text:span><text:span text:style-name="T22">: </text:span><text:span text:style-name="T23">emostx</text:span></text:p>
      <text:p text:style-name="P22"/>
      <text:p text:style-name="P18"><text:span text:style-name="T1">import</text:span><text:span text:style-name="T7"> java.util.*;</text:span></text:p>
      <text:p text:style-name="P18"><text:span text:style-name="T1">public</text:span><text:span text:style-name="T7"> </text:span><text:span text:style-name="T1">class</text:span><text:span text:style-name="T7"> SetWork {</text:span></text:p>
      <text:p text:style-name="P18"><text:span text:style-name="T7"><text:tab/></text:span><text:span text:style-name="T1">public</text:span><text:span text:style-name="T7"> String removeDups(String </text:span><text:span text:style-name="T15">text</text:span><text:span text:style-name="T7">)</text:span></text:p>
      <text:p text:style-name="P29"><text:tab/>{</text:p>
      <text:p text:style-name="P18"><text:span text:style-name="T7"><text:tab/><text:tab/></text:span><text:span text:style-name="T1">char</text:span><text:span text:style-name="T7">[] </text:span><text:span text:style-name="T15">chars</text:span><text:span text:style-name="T7"> = </text:span><text:span text:style-name="T15">text</text:span><text:span text:style-name="T7">.toCharArray(); </text:span><text:span text:style-name="T22">// convert string into character</text:span></text:p>
      <text:p text:style-name="P18"><text:span text:style-name="T7"><text:tab/><text:tab/>Set&lt;Character&gt; </text:span><text:span text:style-name="T15">charSet</text:span><text:span text:style-name="T7"> = </text:span><text:span text:style-name="T1">new</text:span><text:span text:style-name="T7"> TreeSet&lt;Character&gt;(); </text:span><text:span text:style-name="T22">// tree set is used to remove duplicate and arrange them in </text:span><text:span text:style-name="T23">asc</text:span><text:span text:style-name="T22"> order</text:span></text:p>
      <text:p text:style-name="P18"><text:span text:style-name="T7"><text:tab/><text:tab/></text:span><text:span text:style-name="T1">for</text:span><text:span text:style-name="T7"> (</text:span><text:span text:style-name="T1">char</text:span><text:span text:style-name="T7"> </text:span><text:span text:style-name="T15">c</text:span><text:span text:style-name="T7"> : </text:span><text:span text:style-name="T15">chars</text:span><text:span text:style-name="T7">) {</text:span></text:p>
      <text:p text:style-name="P18"><text:span text:style-name="T7"><text:tab/><text:tab/><text:tab/></text:span><text:span text:style-name="T15">charSet</text:span><text:span text:style-name="T7">.add(</text:span><text:span text:style-name="T15">c</text:span><text:span text:style-name="T7">);</text:span></text:p>
      <text:p text:style-name="P29"><text:tab/><text:tab/><text:tab/>}</text:p>
      <text:p text:style-name="P18"><text:span text:style-name="T7"><text:tab/><text:tab/>StringBuilder </text:span><text:span text:style-name="T15">sb</text:span><text:span text:style-name="T7"> = </text:span><text:span text:style-name="T1">new</text:span><text:span text:style-name="T7"> StringBuilder(); <text:s text:c="3"/></text:span><text:span text:style-name="T22">// <text:s/>String res=""; <text:s text:c="2"/>for(char k: </text:span><text:span text:style-name="T23">ch</text:span><text:span text:style-name="T22">) { res=res+k; } return res;</text:span></text:p>
      <text:p text:style-name="P18"><text:span text:style-name="T7"><text:tab/><text:tab/></text:span><text:span text:style-name="T1">for</text:span><text:span text:style-name="T7"> (Character </text:span><text:span text:style-name="T15">character</text:span><text:span text:style-name="T7"> : </text:span><text:span text:style-name="T15">charSet</text:span><text:span text:style-name="T7">) {</text:span></text:p>
      <text:p text:style-name="P18"><text:span text:style-name="T7"><text:tab/><text:tab/><text:tab/></text:span><text:span text:style-name="T15">sb</text:span><text:span text:style-name="T7">.append(</text:span><text:span text:style-name="T15">character</text:span><text:span text:style-name="T7">);</text:span></text:p>
      <text:p text:style-name="P29"><text:tab/><text:tab/>}</text:p>
      <text:p text:style-name="P18"><text:span text:style-name="T7"><text:tab/><text:tab/><text:tab/></text:span><text:span text:style-name="T1">return</text:span><text:span text:style-name="T7">(</text:span><text:span text:style-name="T15">sb</text:span><text:span text:style-name="T7">.toString());</text:span></text:p>
      <text:p text:style-name="P29"><text:tab/><text:tab/><text:tab/><text:tab/></text:p>
      <text:p text:style-name="P29"><text:tab/>}</text:p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5">args</text:span><text:span text:style-name="T7">) {</text:span></text:p>
      <text:p text:style-name="P18"><text:span text:style-name="T7"><text:tab/><text:tab/>String </text:span><text:span text:style-name="T15">text</text:span><text:span text:style-name="T7"> = </text:span><text:span text:style-name="T27">"sometext"</text:span><text:span text:style-name="T7">;</text:span></text:p>
      <text:p text:style-name="P18"><text:span text:style-name="T7"><text:tab/><text:tab/>System.</text:span><text:span text:style-name="T26">out</text:span><text:span text:style-name="T7">.println(</text:span><text:span text:style-name="T1">new</text:span><text:span text:style-name="T7"> SetWork().removeDups(</text:span><text:span text:style-name="T15">text</text:span><text:span text:style-name="T7">));;</text:span></text:p>
      <text:p text:style-name="P29"><text:tab/>}</text:p>
      <text:p text:style-name="P40">}</text:p>
      <text:p text:style-name="P17"/>
      <text:p text:style-name="P9"><text:span text:style-name="T5">import</text:span> java.util.*;</text:p>
      <text:p text:style-name="P18"><text:span text:style-name="T1">public</text:span><text:span text:style-name="T7"> </text:span><text:span text:style-name="T1">class</text:span><text:span text:style-name="T7"> MapQ {</text:span></text:p>
      <text:p text:style-name="P29"><text:tab/></text:p>
      <text:p text:style-name="P18"><text:span text:style-name="T7"><text:tab/></text:span><text:span text:style-name="T22">// to find the students who scored more than 70 and store their names in a list and return</text:span></text:p>
      <text:p text:style-name="P18"><text:span text:style-name="T7"><text:tab/></text:span><text:span text:style-name="T22">// </text:span><text:span text:style-name="T23">op</text:span><text:span text:style-name="T22">= [</text:span><text:span text:style-name="T23">Arul</text:span><text:span text:style-name="T22">, </text:span><text:span text:style-name="T23">Lilly</text:span><text:span text:style-name="T22">]</text:span></text:p>
      <text:p text:style-name="P18"><text:span text:style-name="T7"><text:tab/></text:span><text:span text:style-name="T1">public</text:span><text:span text:style-name="T7"> List&lt;String&gt; getWinners(Map&lt;String, Integer&gt; </text:span><text:span text:style-name="T15">input</text:span><text:span text:style-name="T7">)</text:span></text:p>
      <text:p text:style-name="P29"><text:tab/>{</text:p>
      <text:p text:style-name="P18"><text:span text:style-name="T7"><text:tab/><text:tab/>List&lt;String&gt; </text:span><text:span text:style-name="T15">res</text:span><text:span text:style-name="T7"> = </text:span><text:span text:style-name="T1">new</text:span><text:span text:style-name="T7"> ArrayList&lt;String&gt;();</text:span></text:p>
      <text:p text:style-name="P18"><text:span text:style-name="T7"><text:tab/><text:tab/>Set&lt;String&gt; </text:span><text:span text:style-name="T15">keys</text:span><text:span text:style-name="T7"> =</text:span><text:span text:style-name="T15">input</text:span><text:span text:style-name="T7">.keySet();</text:span></text:p>
      <text:p text:style-name="P18"><text:span text:style-name="T7"><text:tab/><text:tab/></text:span><text:span text:style-name="T1">for</text:span><text:span text:style-name="T7">(String </text:span><text:span text:style-name="T15">k</text:span><text:span text:style-name="T7">: </text:span><text:span text:style-name="T15">keys</text:span><text:span text:style-name="T7">)</text:span></text:p>
      <text:p text:style-name="P29"><text:tab/><text:tab/>{</text:p>
      <text:p text:style-name="P18"><text:span text:style-name="T7"><text:tab/><text:tab/><text:tab/></text:span><text:span text:style-name="T1">if</text:span><text:span text:style-name="T7">(</text:span><text:span text:style-name="T15">input</text:span><text:span text:style-name="T7">.get(</text:span><text:span text:style-name="T15">k</text:span><text:span text:style-name="T7">)&gt;70)</text:span></text:p>
      <text:p text:style-name="P18"><text:span text:style-name="T7"><text:tab/><text:tab/><text:tab/><text:tab/></text:span><text:span text:style-name="T15">res</text:span><text:span text:style-name="T7">.add(</text:span><text:span text:style-name="T15">k</text:span><text:span text:style-name="T7">);</text:span></text:p>
      <text:p text:style-name="P29"><text:tab/><text:tab/>}</text:p>
      <text:p text:style-name="P18"><text:span text:style-name="T7"><text:tab/><text:tab/></text:span><text:span text:style-name="T1">return</text:span><text:span text:style-name="T7"> </text:span><text:span text:style-name="T15">res</text:span><text:span text:style-name="T7">;</text:span></text:p>
      <text:p text:style-name="P29"><text:tab/>}</text:p>
      <text:p text:style-name="P30"/>
      <text:p text:style-name="P18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5">args</text:span><text:span text:style-name="T7">)</text:span></text:p>
      <text:p text:style-name="P29"><text:tab/>{</text:p>
      <text:p text:style-name="P18"><text:span text:style-name="T7"><text:tab/><text:tab/>Map&lt;String, Integer&gt; </text:span><text:span text:style-name="T15">students</text:span><text:span text:style-name="T7"> = </text:span><text:span text:style-name="T1">new</text:span><text:span text:style-name="T7"> HashMap&lt;String, Integer&gt;();</text:span></text:p>
      <text:p text:style-name="P18"><text:span text:style-name="T7"><text:tab/><text:tab/></text:span><text:span text:style-name="T15">students</text:span><text:span text:style-name="T7">.put(</text:span><text:span text:style-name="T27">"Arul"</text:span><text:span text:style-name="T7">, 81);</text:span></text:p>
      <text:p text:style-name="P18"><text:span text:style-name="T7"><text:tab/><text:tab/></text:span><text:span text:style-name="T15">students</text:span><text:span text:style-name="T7">.put(</text:span><text:span text:style-name="T27">"Ram"</text:span><text:span text:style-name="T7">, 34);</text:span></text:p>
      <text:p text:style-name="P18"><text:span text:style-name="T7"><text:tab/><text:tab/></text:span><text:span text:style-name="T15">students</text:span><text:span text:style-name="T7">.put(</text:span><text:span text:style-name="T27">"Lilly"</text:span><text:span text:style-name="T7">, 91);</text:span></text:p>
      <text:p text:style-name="P18"><text:soft-page-break/><text:span text:style-name="T7"><text:tab/><text:tab/></text:span><text:span text:style-name="T15">students</text:span><text:span text:style-name="T7">.put(</text:span><text:span text:style-name="T27">"Dev"</text:span><text:span text:style-name="T7">,54);</text:span></text:p>
      <text:p text:style-name="P18"><text:span text:style-name="T7"><text:tab/><text:tab/>System.</text:span><text:span text:style-name="T26">out</text:span><text:span text:style-name="T7">.println(</text:span><text:span text:style-name="T1">new</text:span><text:span text:style-name="T7"> MapQ().getWinners(</text:span><text:span text:style-name="T15">students</text:span><text:span text:style-name="T7">));</text:span></text:p>
      <text:p text:style-name="P29"><text:tab/><text:tab/></text:p>
      <text:p text:style-name="P29"><text:tab/>}</text:p>
      <text:p text:style-name="P22"/>
      <text:p text:style-name="P4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M8S</meta:editing-duration>
    <meta:editing-cycles>15</meta:editing-cycles>
    <meta:generator>LibreOffice/5.1.5.2$Windows_X86_64 LibreOffice_project/7a864d8825610a8c07cfc3bc01dd4fce6a9447e5</meta:generator>
    <dc:date>2019-06-01T12:39:38.742000000</dc:date>
    <meta:document-statistic meta:table-count="0" meta:image-count="0" meta:object-count="0" meta:page-count="12" meta:paragraph-count="553" meta:word-count="1693" meta:character-count="13518" meta:non-whitespace-character-count="11041"/>
    <meta:user-defined meta:name="Info 1"/>
    <meta:user-defined meta:name="Info 2"/>
    <meta:user-defined meta:name="Info 3"/>
    <meta:user-defined meta:name="Info 4"/>
  </office:meta>
</office:document-meta>
</file>